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Serif" svg:font-family="SansSerif"/>
    <style:font-face style:name="Tahoma1" svg:font-family="Tahoma"/>
    <style:font-face style:name="Courier New" svg:font-family="'Courier New'" style:font-family-generic="modern" style:font-pitch="fixed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26.09cm" table:align="margins"/>
    </style:style>
    <style:style style:name="Table1.A" style:family="table-column">
      <style:table-column-properties style:column-width="13.039cm" style:rel-column-width="32751*"/>
    </style:style>
    <style:style style:name="Table1.B" style:family="table-column">
      <style:table-column-properties style:column-width="13.051cm" style:rel-column-width="32784*"/>
    </style:style>
    <style:style style:name="Table1.A1" style:family="table-cell">
      <style:table-cell-properties fo:padding="0.097cm" fo:border-left="0.035cm solid #000000" fo:border-right="0.035cm solid #000000" fo:border-top="0.035cm solid #000000" fo:border-bottom="0.002cm solid #000000"/>
    </style:style>
    <style:style style:name="Table1.A2" style:family="table-cell">
      <style:table-cell-properties fo:padding="0.097cm" fo:border-left="0.035cm solid #000000" fo:border-right="none" fo:border-top="0.035cm solid #000000" fo:border-bottom="0.002cm solid #000000"/>
    </style:style>
    <style:style style:name="Table1.A3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B3" style:family="table-cell">
      <style:table-cell-properties fo:padding="0.097cm" fo:border="0.035cm solid #000000"/>
    </style:style>
    <style:style style:name="Table1.A4" style:family="table-cell">
      <style:table-cell-properties fo:padding="0.097cm" fo:border-left="0.035cm solid #000000" fo:border-right="none" fo:border-top="none" fo:border-bottom="0.035cm solid #000000"/>
    </style:style>
    <style:style style:name="Table1.B4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2" style:family="table">
      <style:table-properties style:width="12.843cm" table:align="margins"/>
    </style:style>
    <style:style style:name="Table2.A" style:family="table-column">
      <style:table-column-properties style:column-width="12.843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2.649cm" table:align="margins"/>
    </style:style>
    <style:style style:name="Table3.A" style:family="table-column">
      <style:table-column-properties style:column-width="12.649cm" style:rel-column-width="65535*"/>
    </style:style>
    <style:style style:name="Table3.A1" style:family="table-cell">
      <style:table-cell-properties fo:padding="0.097cm" fo:border="0.002cm solid #000000"/>
    </style:style>
    <style:style style:name="Table49" style:family="table">
      <style:table-properties style:width="12.859cm" table:align="margins"/>
    </style:style>
    <style:style style:name="Table49.A" style:family="table-column">
      <style:table-column-properties style:column-width="12.859cm" style:rel-column-width="65535*"/>
    </style:style>
    <style:style style:name="Table49.A1" style:family="table-cell">
      <style:table-cell-properties fo:padding="0.097cm" fo:border="0.002cm solid #000000"/>
    </style:style>
    <style:style style:name="Table50" style:family="table">
      <style:table-properties style:width="12.665cm" table:align="margins"/>
    </style:style>
    <style:style style:name="Table50.A" style:family="table-column">
      <style:table-column-properties style:column-width="12.665cm" style:rel-column-width="65535*"/>
    </style:style>
    <style:style style:name="Table50.A1" style:family="table-cell">
      <style:table-cell-properties fo:padding="0.097cm" fo:border="0.002cm solid #000000"/>
    </style:style>
    <style:style style:name="Table4" style:family="table">
      <style:table-properties style:width="12.843cm" table:align="margins"/>
    </style:style>
    <style:style style:name="Table4.A" style:family="table-column">
      <style:table-column-properties style:column-width="12.843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2.649cm" table:align="margins"/>
    </style:style>
    <style:style style:name="Table5.A" style:family="table-column">
      <style:table-column-properties style:column-width="12.649cm" style:rel-column-width="65535*"/>
    </style:style>
    <style:style style:name="Table5.A1" style:family="table-cell">
      <style:table-cell-properties fo:padding="0.097cm" fo:border="0.002cm solid #000000"/>
    </style:style>
    <style:style style:name="Table51" style:family="table">
      <style:table-properties style:width="12.859cm" table:align="margins"/>
    </style:style>
    <style:style style:name="Table51.A" style:family="table-column">
      <style:table-column-properties style:column-width="12.859cm" style:rel-column-width="65535*"/>
    </style:style>
    <style:style style:name="Table51.A1" style:family="table-cell">
      <style:table-cell-properties fo:padding="0.097cm" fo:border="0.002cm solid #000000"/>
    </style:style>
    <style:style style:name="Table52" style:family="table">
      <style:table-properties style:width="12.665cm" table:align="margins"/>
    </style:style>
    <style:style style:name="Table52.A" style:family="table-column">
      <style:table-column-properties style:column-width="12.665cm" style:rel-column-width="65535*"/>
    </style:style>
    <style:style style:name="Table52.A1" style:family="table-cell">
      <style:table-cell-properties fo:padding="0.097cm" fo:border="0.002cm solid #000000"/>
    </style:style>
    <style:style style:name="Table6" style:family="table">
      <style:table-properties style:width="12.843cm" table:align="margins"/>
    </style:style>
    <style:style style:name="Table6.A" style:family="table-column">
      <style:table-column-properties style:column-width="12.843cm" style:rel-column-width="65535*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2.649cm" table:align="margins"/>
    </style:style>
    <style:style style:name="Table7.A" style:family="table-column">
      <style:table-column-properties style:column-width="12.649cm" style:rel-column-width="65535*"/>
    </style:style>
    <style:style style:name="Table7.A1" style:family="table-cell">
      <style:table-cell-properties fo:padding="0.097cm" fo:border="0.002cm solid #000000"/>
    </style:style>
    <style:style style:name="Table53" style:family="table">
      <style:table-properties style:width="12.859cm" table:align="margins"/>
    </style:style>
    <style:style style:name="Table53.A" style:family="table-column">
      <style:table-column-properties style:column-width="12.859cm" style:rel-column-width="65535*"/>
    </style:style>
    <style:style style:name="Table53.A1" style:family="table-cell">
      <style:table-cell-properties fo:padding="0.097cm" fo:border="0.002cm solid #000000"/>
    </style:style>
    <style:style style:name="Table54" style:family="table">
      <style:table-properties style:width="12.665cm" table:align="margins"/>
    </style:style>
    <style:style style:name="Table54.A" style:family="table-column">
      <style:table-column-properties style:column-width="12.665cm" style:rel-column-width="65535*"/>
    </style:style>
    <style:style style:name="Table54.A1" style:family="table-cell">
      <style:table-cell-properties fo:padding="0.097cm" fo:border="0.002cm solid #000000"/>
    </style:style>
    <style:style style:name="Table8" style:family="table">
      <style:table-properties style:width="12.843cm" table:align="margins"/>
    </style:style>
    <style:style style:name="Table8.A" style:family="table-column">
      <style:table-column-properties style:column-width="12.84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2.649cm" table:align="margins"/>
    </style:style>
    <style:style style:name="Table9.A" style:family="table-column">
      <style:table-column-properties style:column-width="12.649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5" style:family="table">
      <style:table-properties style:width="12.859cm" table:align="margins"/>
    </style:style>
    <style:style style:name="Table55.A" style:family="table-column">
      <style:table-column-properties style:column-width="12.859cm" style:rel-column-width="65535*"/>
    </style:style>
    <style:style style:name="Table55.A1" style:family="table-cell">
      <style:table-cell-properties fo:padding="0.097cm" fo:border="0.002cm solid #000000"/>
    </style:style>
    <style:style style:name="Table56" style:family="table">
      <style:table-properties style:width="12.665cm" table:align="margins"/>
    </style:style>
    <style:style style:name="Table56.A" style:family="table-column">
      <style:table-column-properties style:column-width="12.665cm" style:rel-column-width="65535*"/>
    </style:style>
    <style:style style:name="Table56.A1" style:family="table-cell">
      <style:table-cell-properties fo:padding="0.097cm" fo:border="0.002cm solid #000000"/>
    </style:style>
    <style:style style:name="Table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2.843cm" table:align="margins"/>
    </style:style>
    <style:style style:name="Table10.A" style:family="table-column">
      <style:table-column-properties style:column-width="12.843cm" style:rel-column-width="65535*"/>
    </style:style>
    <style:style style:name="Table10.A1" style:family="table-cell">
      <style:table-cell-properties fo:padding="0.097cm" fo:border="0.002cm solid #000000"/>
    </style:style>
    <style:style style:name="Table11" style:family="table">
      <style:table-properties style:width="12.649cm" table:align="margins"/>
    </style:style>
    <style:style style:name="Table11.A" style:family="table-column">
      <style:table-column-properties style:column-width="12.649cm" style:rel-column-width="65535*"/>
    </style:style>
    <style:style style:name="Table11.A1" style:family="table-cell">
      <style:table-cell-properties fo:padding="0.097cm" fo:border="0.002cm solid #000000"/>
    </style:style>
    <style:style style:name="Table57" style:family="table">
      <style:table-properties style:width="12.859cm" table:align="margins"/>
    </style:style>
    <style:style style:name="Table57.A" style:family="table-column">
      <style:table-column-properties style:column-width="12.859cm" style:rel-column-width="65535*"/>
    </style:style>
    <style:style style:name="Table57.A1" style:family="table-cell">
      <style:table-cell-properties fo:padding="0.097cm" fo:border="0.002cm solid #000000"/>
    </style:style>
    <style:style style:name="Table58" style:family="table">
      <style:table-properties style:width="12.665cm" table:align="margins"/>
    </style:style>
    <style:style style:name="Table58.A" style:family="table-column">
      <style:table-column-properties style:column-width="12.665cm" style:rel-column-width="65535*"/>
    </style:style>
    <style:style style:name="Table58.A1" style:family="table-cell">
      <style:table-cell-properties fo:padding="0.097cm" fo:border="0.002cm solid #000000"/>
    </style:style>
    <style:style style:name="Table12" style:family="table">
      <style:table-properties style:width="12.843cm" table:align="margins"/>
    </style:style>
    <style:style style:name="Table12.A" style:family="table-column">
      <style:table-column-properties style:column-width="12.843cm" style:rel-column-width="65535*"/>
    </style:style>
    <style:style style:name="Table12.A1" style:family="table-cell">
      <style:table-cell-properties fo:padding="0.097cm" fo:border="0.002cm solid #000000"/>
    </style:style>
    <style:style style:name="Table59" style:family="table">
      <style:table-properties style:width="12.859cm" table:align="margins"/>
    </style:style>
    <style:style style:name="Table59.A" style:family="table-column">
      <style:table-column-properties style:column-width="12.859cm" style:rel-column-width="65535*"/>
    </style:style>
    <style:style style:name="Table59.A1" style:family="table-cell">
      <style:table-cell-properties fo:padding="0.097cm" fo:border="0.002cm solid #000000"/>
    </style:style>
    <style:style style:name="Table13" style:family="table">
      <style:table-properties style:width="12.843cm" table:align="margins"/>
    </style:style>
    <style:style style:name="Table13.A" style:family="table-column">
      <style:table-column-properties style:column-width="12.843cm" style:rel-column-width="65535*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" style:family="table">
      <style:table-properties style:width="12.859cm" table:align="margins"/>
    </style:style>
    <style:style style:name="Table60.A" style:family="table-column">
      <style:table-column-properties style:column-width="12.859cm" style:rel-column-width="65535*"/>
    </style:style>
    <style:style style:name="Table60.A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2.843cm" table:align="margins"/>
    </style:style>
    <style:style style:name="Table14.A" style:family="table-column">
      <style:table-column-properties style:column-width="12.843cm" style:rel-column-width="65535*"/>
    </style:style>
    <style:style style:name="Table14.A1" style:family="table-cell">
      <style:table-cell-properties fo:padding="0.097cm" fo:border="0.002cm solid #000000"/>
    </style:style>
    <style:style style:name="Table15" style:family="table">
      <style:table-properties style:width="12.649cm" table:align="margins"/>
    </style:style>
    <style:style style:name="Table15.A" style:family="table-column">
      <style:table-column-properties style:column-width="12.649cm" style:rel-column-width="65535*"/>
    </style:style>
    <style:style style:name="Table15.A1" style:family="table-cell">
      <style:table-cell-properties fo:padding="0.097cm" fo:border="0.002cm solid #000000"/>
    </style:style>
    <style:style style:name="Table61" style:family="table">
      <style:table-properties style:width="12.859cm" table:align="margins"/>
    </style:style>
    <style:style style:name="Table61.A" style:family="table-column">
      <style:table-column-properties style:column-width="12.859cm" style:rel-column-width="65535*"/>
    </style:style>
    <style:style style:name="Table61.A1" style:family="table-cell">
      <style:table-cell-properties fo:padding="0.097cm" fo:border="0.002cm solid #000000"/>
    </style:style>
    <style:style style:name="Table62" style:family="table">
      <style:table-properties style:width="12.665cm" table:align="margins"/>
    </style:style>
    <style:style style:name="Table62.A" style:family="table-column">
      <style:table-column-properties style:column-width="12.665cm" style:rel-column-width="65535*"/>
    </style:style>
    <style:style style:name="Table62.A1" style:family="table-cell">
      <style:table-cell-properties fo:padding="0.097cm" fo:border="0.002cm solid #000000"/>
    </style:style>
    <style:style style:name="Table16" style:family="table">
      <style:table-properties style:width="12.843cm" table:align="margins"/>
    </style:style>
    <style:style style:name="Table16.A" style:family="table-column">
      <style:table-column-properties style:column-width="12.843cm" style:rel-column-width="65535*"/>
    </style:style>
    <style:style style:name="Table16.A1" style:family="table-cell">
      <style:table-cell-properties fo:padding="0.097cm" fo:border="0.002cm solid #000000"/>
    </style:style>
    <style:style style:name="Table17" style:family="table">
      <style:table-properties style:width="12.649cm" table:align="margins"/>
    </style:style>
    <style:style style:name="Table17.A" style:family="table-column">
      <style:table-column-properties style:column-width="12.649cm" style:rel-column-width="65535*"/>
    </style:style>
    <style:style style:name="Table17.A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2.649cm" table:align="margins"/>
    </style:style>
    <style:style style:name="Table18.A" style:family="table-column">
      <style:table-column-properties style:column-width="12.649cm" style:rel-column-width="65535*"/>
    </style:style>
    <style:style style:name="Table18.A1" style:family="table-cell">
      <style:table-cell-properties fo:padding="0.097cm" fo:border="0.002cm solid #000000"/>
    </style:style>
    <style:style style:name="Table63" style:family="table">
      <style:table-properties style:width="12.859cm" table:align="margins"/>
    </style:style>
    <style:style style:name="Table63.A" style:family="table-column">
      <style:table-column-properties style:column-width="12.859cm" style:rel-column-width="65535*"/>
    </style:style>
    <style:style style:name="Table63.A1" style:family="table-cell">
      <style:table-cell-properties fo:padding="0.097cm" fo:border="0.002cm solid #000000"/>
    </style:style>
    <style:style style:name="Table64" style:family="table">
      <style:table-properties style:width="12.665cm" table:align="margins"/>
    </style:style>
    <style:style style:name="Table64.A" style:family="table-column">
      <style:table-column-properties style:column-width="12.665cm" style:rel-column-width="65535*"/>
    </style:style>
    <style:style style:name="Table64.A1" style:family="table-cell">
      <style:table-cell-properties fo:padding="0.097cm" fo:border="0.002cm solid #000000"/>
    </style:style>
    <style:style style:name="Table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2.665cm" table:align="margins"/>
    </style:style>
    <style:style style:name="Table65.A" style:family="table-column">
      <style:table-column-properties style:column-width="12.665cm" style:rel-column-width="65535*"/>
    </style:style>
    <style:style style:name="Table65.A1" style:family="table-cell">
      <style:table-cell-properties fo:padding="0.097cm" fo:border="0.002cm solid #000000"/>
    </style:style>
    <style:style style:name="Table19" style:family="table">
      <style:table-properties style:width="12.843cm" table:align="margins"/>
    </style:style>
    <style:style style:name="Table19.A" style:family="table-column">
      <style:table-column-properties style:column-width="12.843cm" style:rel-column-width="65535*"/>
    </style:style>
    <style:style style:name="Table19.A1" style:family="table-cell">
      <style:table-cell-properties fo:padding="0.097cm" fo:border="0.002cm solid #000000"/>
    </style:style>
    <style:style style:name="Table20" style:family="table">
      <style:table-properties style:width="12.649cm" table:align="margins"/>
    </style:style>
    <style:style style:name="Table20.A" style:family="table-column">
      <style:table-column-properties style:column-width="12.649cm" style:rel-column-width="65535*"/>
    </style:style>
    <style:style style:name="Table20.A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2.649cm" table:align="margins"/>
    </style:style>
    <style:style style:name="Table21.A" style:family="table-column">
      <style:table-column-properties style:column-width="12.649cm" style:rel-column-width="65535*"/>
    </style:style>
    <style:style style:name="Table21.A1" style:family="table-cell">
      <style:table-cell-properties fo:padding="0.097cm" fo:border="0.002cm solid #000000"/>
    </style:style>
    <style:style style:name="Table66" style:family="table">
      <style:table-properties style:width="12.859cm" table:align="margins"/>
    </style:style>
    <style:style style:name="Table66.A" style:family="table-column">
      <style:table-column-properties style:column-width="12.859cm" style:rel-column-width="65535*"/>
    </style:style>
    <style:style style:name="Table66.A1" style:family="table-cell">
      <style:table-cell-properties fo:padding="0.097cm" fo:border="0.002cm solid #000000"/>
    </style:style>
    <style:style style:name="Table67" style:family="table">
      <style:table-properties style:width="12.665cm" table:align="margins"/>
    </style:style>
    <style:style style:name="Table67.A" style:family="table-column">
      <style:table-column-properties style:column-width="12.665cm" style:rel-column-width="65535*"/>
    </style:style>
    <style:style style:name="Table67.A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" style:family="table">
      <style:table-properties style:width="12.665cm" table:align="margins"/>
    </style:style>
    <style:style style:name="Table68.A" style:family="table-column">
      <style:table-column-properties style:column-width="12.665cm" style:rel-column-width="65535*"/>
    </style:style>
    <style:style style:name="Table68.A1" style:family="table-cell">
      <style:table-cell-properties fo:padding="0.097cm" fo:border="0.002cm solid #000000"/>
    </style:style>
    <style:style style:name="Table22" style:family="table">
      <style:table-properties style:width="12.843cm" table:align="margins"/>
    </style:style>
    <style:style style:name="Table22.A" style:family="table-column">
      <style:table-column-properties style:column-width="12.843cm" style:rel-column-width="65535*"/>
    </style:style>
    <style:style style:name="Table22.A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2.649cm" table:align="margins"/>
    </style:style>
    <style:style style:name="Table24.A" style:family="table-column">
      <style:table-column-properties style:column-width="12.649cm" style:rel-column-width="65535*"/>
    </style:style>
    <style:style style:name="Table24.A1" style:family="table-cell">
      <style:table-cell-properties fo:padding="0.097cm" fo:border="0.002cm solid #000000"/>
    </style:style>
    <style:style style:name="Table25" style:family="table">
      <style:table-properties style:width="12.649cm" table:align="margins"/>
    </style:style>
    <style:style style:name="Table25.A" style:family="table-column">
      <style:table-column-properties style:column-width="12.649cm" style:rel-column-width="65535*"/>
    </style:style>
    <style:style style:name="Table25.A1" style:family="table-cell">
      <style:table-cell-properties fo:padding="0.097cm" fo:border="0.002cm solid #000000"/>
    </style:style>
    <style:style style:name="Table69" style:family="table">
      <style:table-properties style:width="12.859cm" table:align="margins"/>
    </style:style>
    <style:style style:name="Table69.A" style:family="table-column">
      <style:table-column-properties style:column-width="12.859cm" style:rel-column-width="65535*"/>
    </style:style>
    <style:style style:name="Table69.A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2.665cm" table:align="margins"/>
    </style:style>
    <style:style style:name="Table70.A" style:family="table-column">
      <style:table-column-properties style:column-width="12.665cm" style:rel-column-width="65535*"/>
    </style:style>
    <style:style style:name="Table70.A1" style:family="table-cell">
      <style:table-cell-properties fo:padding="0.097cm" fo:border="0.002cm solid #000000"/>
    </style:style>
    <style:style style:name="Table71" style:family="table">
      <style:table-properties style:width="12.665cm" table:align="margins"/>
    </style:style>
    <style:style style:name="Table71.A" style:family="table-column">
      <style:table-column-properties style:column-width="12.665cm" style:rel-column-width="65535*"/>
    </style:style>
    <style:style style:name="Table71.A1" style:family="table-cell">
      <style:table-cell-properties fo:padding="0.097cm" fo:border="0.002cm solid #000000"/>
    </style:style>
    <style:style style:name="Table1.A32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23" style:family="table">
      <style:table-properties style:width="12.843cm" table:align="margins"/>
    </style:style>
    <style:style style:name="Table23.A" style:family="table-column">
      <style:table-column-properties style:column-width="12.843cm" style:rel-column-width="65535*"/>
    </style:style>
    <style:style style:name="Table23.A1" style:family="table-cell">
      <style:table-cell-properties fo:padding="0.097cm" fo:border="0.002cm solid #000000"/>
    </style:style>
    <style:style style:name="Table26" style:family="table">
      <style:table-properties style:width="12.649cm" table:align="margins"/>
    </style:style>
    <style:style style:name="Table26.A" style:family="table-column">
      <style:table-column-properties style:column-width="12.649cm" style:rel-column-width="65535*"/>
    </style:style>
    <style:style style:name="Table26.A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2.649cm" table:align="margins"/>
    </style:style>
    <style:style style:name="Table27.A" style:family="table-column">
      <style:table-column-properties style:column-width="12.649cm" style:rel-column-width="65535*"/>
    </style:style>
    <style:style style:name="Table27.A1" style:family="table-cell">
      <style:table-cell-properties fo:padding="0.097cm" fo:border="0.002cm solid #000000"/>
    </style:style>
    <style:style style:name="Table1.B32" style:family="table-cell">
      <style:table-cell-properties fo:background-color="transparent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72" style:family="table">
      <style:table-properties style:width="12.859cm" table:align="margins"/>
    </style:style>
    <style:style style:name="Table72.A" style:family="table-column">
      <style:table-column-properties style:column-width="12.859cm" style:rel-column-width="65535*"/>
    </style:style>
    <style:style style:name="Table72.A1" style:family="table-cell">
      <style:table-cell-properties fo:padding="0.097cm" fo:border="0.002cm solid #000000"/>
    </style:style>
    <style:style style:name="Table73" style:family="table">
      <style:table-properties style:width="12.665cm" table:align="margins"/>
    </style:style>
    <style:style style:name="Table73.A" style:family="table-column">
      <style:table-column-properties style:column-width="12.665cm" style:rel-column-width="65535*"/>
    </style:style>
    <style:style style:name="Table73.A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2.665cm" table:align="margins"/>
    </style:style>
    <style:style style:name="Table74.A" style:family="table-column">
      <style:table-column-properties style:column-width="12.665cm" style:rel-column-width="65535*"/>
    </style:style>
    <style:style style:name="Table74.A1" style:family="table-cell">
      <style:table-cell-properties fo:padding="0.097cm" fo:border="0.002cm solid #000000"/>
    </style:style>
    <style:style style:name="Table28" style:family="table">
      <style:table-properties style:width="12.843cm" table:align="margins"/>
    </style:style>
    <style:style style:name="Table28.A" style:family="table-column">
      <style:table-column-properties style:column-width="12.843cm" style:rel-column-width="65535*"/>
    </style:style>
    <style:style style:name="Table28.A1" style:family="table-cell">
      <style:table-cell-properties fo:padding="0.097cm" fo:border="0.002cm solid #000000"/>
    </style:style>
    <style:style style:name="Table29" style:family="table">
      <style:table-properties style:width="12.649cm" table:align="margins"/>
    </style:style>
    <style:style style:name="Table29.A" style:family="table-column">
      <style:table-column-properties style:column-width="12.649cm" style:rel-column-width="65535*"/>
    </style:style>
    <style:style style:name="Table29.A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" style:family="table">
      <style:table-properties style:width="12.649cm" table:align="margins"/>
    </style:style>
    <style:style style:name="Table30.A" style:family="table-column">
      <style:table-column-properties style:column-width="12.649cm" style:rel-column-width="65535*"/>
    </style:style>
    <style:style style:name="Table30.A1" style:family="table-cell">
      <style:table-cell-properties fo:padding="0.097cm" fo:border="0.002cm solid #000000"/>
    </style:style>
    <style:style style:name="Table75" style:family="table">
      <style:table-properties style:width="12.859cm" table:align="margins"/>
    </style:style>
    <style:style style:name="Table75.A" style:family="table-column">
      <style:table-column-properties style:column-width="12.859cm" style:rel-column-width="65535*"/>
    </style:style>
    <style:style style:name="Table75.A1" style:family="table-cell">
      <style:table-cell-properties fo:padding="0.097cm" fo:border="0.002cm solid #000000"/>
    </style:style>
    <style:style style:name="Table76" style:family="table">
      <style:table-properties style:width="12.665cm" table:align="margins"/>
    </style:style>
    <style:style style:name="Table76.A" style:family="table-column">
      <style:table-column-properties style:column-width="12.665cm" style:rel-column-width="65535*"/>
    </style:style>
    <style:style style:name="Table76.A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7" style:family="table">
      <style:table-properties style:width="12.665cm" table:align="margins"/>
    </style:style>
    <style:style style:name="Table77.A" style:family="table-column">
      <style:table-column-properties style:column-width="12.665cm" style:rel-column-width="65535*"/>
    </style:style>
    <style:style style:name="Table77.A1" style:family="table-cell">
      <style:table-cell-properties fo:padding="0.097cm" fo:border="0.002cm solid #000000"/>
    </style:style>
    <style:style style:name="Table31" style:family="table">
      <style:table-properties style:width="12.843cm" table:align="margins"/>
    </style:style>
    <style:style style:name="Table31.A" style:family="table-column">
      <style:table-column-properties style:column-width="12.843cm" style:rel-column-width="65535*"/>
    </style:style>
    <style:style style:name="Table31.A1" style:family="table-cell">
      <style:table-cell-properties fo:padding="0.097cm" fo:border="0.002cm solid #000000"/>
    </style:style>
    <style:style style:name="Table32" style:family="table">
      <style:table-properties style:width="12.649cm" table:align="margins"/>
    </style:style>
    <style:style style:name="Table32.A" style:family="table-column">
      <style:table-column-properties style:column-width="12.649cm" style:rel-column-width="65535*"/>
    </style:style>
    <style:style style:name="Table32.A1" style:family="table-cell">
      <style:table-cell-properties fo:padding="0.097cm" fo:border="0.002cm solid #000000"/>
    </style:style>
    <style:style style:name="Table78" style:family="table">
      <style:table-properties style:width="12.859cm" table:align="margins"/>
    </style:style>
    <style:style style:name="Table78.A" style:family="table-column">
      <style:table-column-properties style:column-width="12.859cm" style:rel-column-width="65535*"/>
    </style:style>
    <style:style style:name="Table78.A1" style:family="table-cell">
      <style:table-cell-properties fo:padding="0.097cm" fo:border="0.002cm solid #000000"/>
    </style:style>
    <style:style style:name="Table79" style:family="table">
      <style:table-properties style:width="12.665cm" table:align="margins"/>
    </style:style>
    <style:style style:name="Table79.A" style:family="table-column">
      <style:table-column-properties style:column-width="12.665cm" style:rel-column-width="65535*"/>
    </style:style>
    <style:style style:name="Table79.A1" style:family="table-cell">
      <style:table-cell-properties fo:padding="0.097cm" fo:border="0.002cm solid #000000"/>
    </style:style>
    <style:style style:name="Table33" style:family="table">
      <style:table-properties style:width="12.843cm" table:align="margins"/>
    </style:style>
    <style:style style:name="Table33.A" style:family="table-column">
      <style:table-column-properties style:column-width="12.843cm" style:rel-column-width="65535*"/>
    </style:style>
    <style:style style:name="Table33.A1" style:family="table-cell">
      <style:table-cell-properties fo:padding="0.097cm" fo:border="0.002cm solid #000000"/>
    </style:style>
    <style:style style:name="Table34" style:family="table">
      <style:table-properties style:width="12.649cm" table:align="margins"/>
    </style:style>
    <style:style style:name="Table34.A" style:family="table-column">
      <style:table-column-properties style:column-width="12.649cm" style:rel-column-width="65535*"/>
    </style:style>
    <style:style style:name="Table34.A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2.649cm" table:align="margins"/>
    </style:style>
    <style:style style:name="Table35.A" style:family="table-column">
      <style:table-column-properties style:column-width="12.649cm" style:rel-column-width="65535*"/>
    </style:style>
    <style:style style:name="Table35.A1" style:family="table-cell">
      <style:table-cell-properties fo:padding="0.097cm" fo:border="0.002cm solid #000000"/>
    </style:style>
    <style:style style:name="Table80" style:family="table">
      <style:table-properties style:width="12.859cm" table:align="margins"/>
    </style:style>
    <style:style style:name="Table80.A" style:family="table-column">
      <style:table-column-properties style:column-width="12.859cm" style:rel-column-width="65535*"/>
    </style:style>
    <style:style style:name="Table80.A1" style:family="table-cell">
      <style:table-cell-properties fo:padding="0.097cm" fo:border="0.002cm solid #000000"/>
    </style:style>
    <style:style style:name="Table81" style:family="table">
      <style:table-properties style:width="12.665cm" table:align="margins"/>
    </style:style>
    <style:style style:name="Table81.A" style:family="table-column">
      <style:table-column-properties style:column-width="12.665cm" style:rel-column-width="65535*"/>
    </style:style>
    <style:style style:name="Table81.A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" style:family="table">
      <style:table-properties style:width="12.665cm" table:align="margins"/>
    </style:style>
    <style:style style:name="Table82.A" style:family="table-column">
      <style:table-column-properties style:column-width="12.665cm" style:rel-column-width="65535*"/>
    </style:style>
    <style:style style:name="Table82.A1" style:family="table-cell">
      <style:table-cell-properties fo:padding="0.097cm" fo:border="0.002cm solid #000000"/>
    </style:style>
    <style:style style:name="Table36" style:family="table">
      <style:table-properties style:width="12.843cm" table:align="margins"/>
    </style:style>
    <style:style style:name="Table36.A" style:family="table-column">
      <style:table-column-properties style:column-width="12.843cm" style:rel-column-width="65535*"/>
    </style:style>
    <style:style style:name="Table36.A1" style:family="table-cell">
      <style:table-cell-properties fo:padding="0.097cm" fo:border="0.002cm solid #000000"/>
    </style:style>
    <style:style style:name="Table37" style:family="table">
      <style:table-properties style:width="12.649cm" table:align="margins"/>
    </style:style>
    <style:style style:name="Table37.A" style:family="table-column">
      <style:table-column-properties style:column-width="12.649cm" style:rel-column-width="65535*"/>
    </style:style>
    <style:style style:name="Table37.A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8" style:family="table">
      <style:table-properties style:width="12.649cm" table:align="margins"/>
    </style:style>
    <style:style style:name="Table38.A" style:family="table-column">
      <style:table-column-properties style:column-width="12.649cm" style:rel-column-width="65535*"/>
    </style:style>
    <style:style style:name="Table38.A1" style:family="table-cell">
      <style:table-cell-properties fo:padding="0.097cm" fo:border="0.002cm solid #000000"/>
    </style:style>
    <style:style style:name="Table39" style:family="table">
      <style:table-properties style:width="12.649cm" table:align="margins"/>
    </style:style>
    <style:style style:name="Table39.A" style:family="table-column">
      <style:table-column-properties style:column-width="12.649cm" style:rel-column-width="65535*"/>
    </style:style>
    <style:style style:name="Table39.A1" style:family="table-cell">
      <style:table-cell-properties fo:padding="0.097cm" fo:border="0.002cm solid #000000"/>
    </style:style>
    <style:style style:name="Table83" style:family="table">
      <style:table-properties style:width="12.859cm" table:align="margins"/>
    </style:style>
    <style:style style:name="Table83.A" style:family="table-column">
      <style:table-column-properties style:column-width="12.859cm" style:rel-column-width="65535*"/>
    </style:style>
    <style:style style:name="Table83.A1" style:family="table-cell">
      <style:table-cell-properties fo:padding="0.097cm" fo:border="0.002cm solid #000000"/>
    </style:style>
    <style:style style:name="Table84" style:family="table">
      <style:table-properties style:width="12.665cm" table:align="margins"/>
    </style:style>
    <style:style style:name="Table84.A" style:family="table-column">
      <style:table-column-properties style:column-width="12.665cm" style:rel-column-width="65535*"/>
    </style:style>
    <style:style style:name="Table84.A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2.665cm" table:align="margins"/>
    </style:style>
    <style:style style:name="Table85.A" style:family="table-column">
      <style:table-column-properties style:column-width="12.665cm" style:rel-column-width="65535*"/>
    </style:style>
    <style:style style:name="Table85.A1" style:family="table-cell">
      <style:table-cell-properties fo:padding="0.097cm" fo:border="0.002cm solid #000000"/>
    </style:style>
    <style:style style:name="Table86" style:family="table">
      <style:table-properties style:width="12.665cm" table:align="margins"/>
    </style:style>
    <style:style style:name="Table86.A" style:family="table-column">
      <style:table-column-properties style:column-width="12.665cm" style:rel-column-width="65535*"/>
    </style:style>
    <style:style style:name="Table86.A1" style:family="table-cell">
      <style:table-cell-properties fo:padding="0.097cm" fo:border="0.002cm solid #000000"/>
    </style:style>
    <style:style style:name="Table40" style:family="table">
      <style:table-properties style:width="12.843cm" table:align="margins"/>
    </style:style>
    <style:style style:name="Table40.A" style:family="table-column">
      <style:table-column-properties style:column-width="12.843cm" style:rel-column-width="65535*"/>
    </style:style>
    <style:style style:name="Table40.A1" style:family="table-cell">
      <style:table-cell-properties fo:padding="0.097cm" fo:border="0.002cm solid #000000"/>
    </style:style>
    <style:style style:name="Table41" style:family="table">
      <style:table-properties style:width="12.649cm" table:align="margins"/>
    </style:style>
    <style:style style:name="Table41.A" style:family="table-column">
      <style:table-column-properties style:column-width="12.649cm" style:rel-column-width="65535*"/>
    </style:style>
    <style:style style:name="Table41.A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" style:family="table">
      <style:table-properties style:width="12.649cm" table:align="margins"/>
    </style:style>
    <style:style style:name="Table42.A" style:family="table-column">
      <style:table-column-properties style:column-width="12.649cm" style:rel-column-width="65535*"/>
    </style:style>
    <style:style style:name="Table42.A1" style:family="table-cell">
      <style:table-cell-properties fo:padding="0.097cm" fo:border="0.002cm solid #000000"/>
    </style:style>
    <style:style style:name="Table43" style:family="table">
      <style:table-properties style:width="12.649cm" table:align="margins"/>
    </style:style>
    <style:style style:name="Table43.A" style:family="table-column">
      <style:table-column-properties style:column-width="12.649cm" style:rel-column-width="65535*"/>
    </style:style>
    <style:style style:name="Table43.A1" style:family="table-cell">
      <style:table-cell-properties fo:padding="0.097cm" fo:border="0.002cm solid #000000"/>
    </style:style>
    <style:style style:name="Table44" style:family="table">
      <style:table-properties style:width="12.649cm" table:align="margins"/>
    </style:style>
    <style:style style:name="Table44.A" style:family="table-column">
      <style:table-column-properties style:column-width="12.649cm" style:rel-column-width="65535*"/>
    </style:style>
    <style:style style:name="Table44.A1" style:family="table-cell">
      <style:table-cell-properties fo:padding="0.097cm" fo:border="0.002cm solid #000000"/>
    </style:style>
    <style:style style:name="Table45" style:family="table">
      <style:table-properties style:width="12.649cm" table:align="margins"/>
    </style:style>
    <style:style style:name="Table45.A" style:family="table-column">
      <style:table-column-properties style:column-width="12.649cm" style:rel-column-width="65535*"/>
    </style:style>
    <style:style style:name="Table45.A1" style:family="table-cell">
      <style:table-cell-properties fo:padding="0.097cm" fo:border="0.002cm solid #000000"/>
    </style:style>
    <style:style style:name="Table87" style:family="table">
      <style:table-properties style:width="12.859cm" table:align="margins"/>
    </style:style>
    <style:style style:name="Table87.A" style:family="table-column">
      <style:table-column-properties style:column-width="12.859cm" style:rel-column-width="65535*"/>
    </style:style>
    <style:style style:name="Table87.A1" style:family="table-cell">
      <style:table-cell-properties fo:padding="0.097cm" fo:border="0.002cm solid #000000"/>
    </style:style>
    <style:style style:name="Table88" style:family="table">
      <style:table-properties style:width="12.665cm" table:align="margins"/>
    </style:style>
    <style:style style:name="Table88.A" style:family="table-column">
      <style:table-column-properties style:column-width="12.665cm" style:rel-column-width="65535*"/>
    </style:style>
    <style:style style:name="Table88.A1" style:family="table-cell">
      <style:table-cell-properties fo:padding="0.097cm" fo:border="0.002cm solid #000000"/>
    </style:style>
    <style:style style:name="Table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" style:family="table">
      <style:table-properties style:width="12.665cm" table:align="margins"/>
    </style:style>
    <style:style style:name="Table89.A" style:family="table-column">
      <style:table-column-properties style:column-width="12.665cm" style:rel-column-width="65535*"/>
    </style:style>
    <style:style style:name="Table89.A1" style:family="table-cell">
      <style:table-cell-properties fo:padding="0.097cm" fo:border="0.002cm solid #000000"/>
    </style:style>
    <style:style style:name="Table90" style:family="table">
      <style:table-properties style:width="12.665cm" table:align="margins"/>
    </style:style>
    <style:style style:name="Table90.A" style:family="table-column">
      <style:table-column-properties style:column-width="12.665cm" style:rel-column-width="65535*"/>
    </style:style>
    <style:style style:name="Table90.A1" style:family="table-cell">
      <style:table-cell-properties fo:padding="0.097cm" fo:border="0.002cm solid #000000"/>
    </style:style>
    <style:style style:name="Table91" style:family="table">
      <style:table-properties style:width="12.665cm" table:align="margins"/>
    </style:style>
    <style:style style:name="Table91.A" style:family="table-column">
      <style:table-column-properties style:column-width="12.665cm" style:rel-column-width="65535*"/>
    </style:style>
    <style:style style:name="Table91.A1" style:family="table-cell">
      <style:table-cell-properties fo:padding="0.097cm" fo:border="0.002cm solid #000000"/>
    </style:style>
    <style:style style:name="Table92" style:family="table">
      <style:table-properties style:width="12.665cm" table:align="margins"/>
    </style:style>
    <style:style style:name="Table92.A" style:family="table-column">
      <style:table-column-properties style:column-width="12.665cm" style:rel-column-width="65535*"/>
    </style:style>
    <style:style style:name="Table92.A1" style:family="table-cell">
      <style:table-cell-properties fo:padding="0.097cm" fo:border="0.002cm solid #000000"/>
    </style:style>
    <style:style style:name="Table46" style:family="table">
      <style:table-properties style:width="12.843cm" table:align="margins"/>
    </style:style>
    <style:style style:name="Table46.A" style:family="table-column">
      <style:table-column-properties style:column-width="12.843cm" style:rel-column-width="65535*"/>
    </style:style>
    <style:style style:name="Table46.A1" style:family="table-cell">
      <style:table-cell-properties fo:padding="0.097cm" fo:border="0.002cm solid #000000"/>
    </style:style>
    <style:style style:name="Table47" style:family="table">
      <style:table-properties style:width="12.649cm" table:align="margins"/>
    </style:style>
    <style:style style:name="Table47.A" style:family="table-column">
      <style:table-column-properties style:column-width="12.649cm" style:rel-column-width="65535*"/>
    </style:style>
    <style:style style:name="Table47.A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2.649cm" table:align="margins"/>
    </style:style>
    <style:style style:name="Table48.A" style:family="table-column">
      <style:table-column-properties style:column-width="12.649cm" style:rel-column-width="65535*"/>
    </style:style>
    <style:style style:name="Table48.A1" style:family="table-cell">
      <style:table-cell-properties fo:padding="0.097cm" fo:border="0.002cm solid #000000"/>
    </style:style>
    <style:style style:name="Table93" style:family="table">
      <style:table-properties style:width="12.859cm" table:align="margins"/>
    </style:style>
    <style:style style:name="Table93.A" style:family="table-column">
      <style:table-column-properties style:column-width="12.859cm" style:rel-column-width="65535*"/>
    </style:style>
    <style:style style:name="Table93.A1" style:family="table-cell">
      <style:table-cell-properties fo:padding="0.097cm" fo:border="0.002cm solid #000000"/>
    </style:style>
    <style:style style:name="Table94" style:family="table">
      <style:table-properties style:width="12.665cm" table:align="margins"/>
    </style:style>
    <style:style style:name="Table94.A" style:family="table-column">
      <style:table-column-properties style:column-width="12.665cm" style:rel-column-width="65535*"/>
    </style:style>
    <style:style style:name="Table94.A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5" style:family="table">
      <style:table-properties style:width="12.665cm" table:align="margins"/>
    </style:style>
    <style:style style:name="Table95.A" style:family="table-column">
      <style:table-column-properties style:column-width="12.665cm" style:rel-column-width="65535*"/>
    </style:style>
    <style:style style:name="Table95.A1" style:family="table-cell">
      <style:table-cell-properties fo:padding="0.097cm" fo:border="0.002cm solid #000000"/>
    </style:style>
    <style:style style:name="P1" style:family="paragraph" style:parent-style-name="Table_20_Heading">
      <style:paragraph-properties>
        <style:tab-stops>
          <style:tab-stop style:position="14.367cm"/>
        </style:tab-stops>
      </style:paragraph-properties>
      <style:text-properties fo:color="#000000" fo:font-size="16pt" fo:font-style="italic" fo:background-color="transparent" style:font-size-asian="16pt" style:font-style-asian="italic" style:font-size-complex="16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Trebuchet MS" fo:font-size="14pt" fo:background-color="transparen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4" style:family="paragraph" style:parent-style-name="Standard">
      <style:text-properties fo:color="#000000" style:font-name="Trebuchet MS" fo:font-size="14pt" fo:background-color="transparent" style:font-size-asian="14pt" style:font-size-complex="14pt"/>
    </style:style>
    <style:style style:name="P5" style:family="paragraph" style:parent-style-name="Standard">
      <style:text-properties fo:color="#000000" style:font-name="Trebuchet M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SansSerif" fo:font-size="14pt" style:font-name-asian="SansSerif" style:font-size-asian="14pt" style:font-name-complex="SansSerif" style:font-size-complex="14pt"/>
    </style:style>
    <style:style style:name="P7" style:family="paragraph" style:parent-style-name="Standard">
      <style:text-properties fo:color="#000000" style:font-name="新細明體" fo:font-size="14pt" fo:background-color="transparent" style:font-name-asian="新細明體" style:font-size-asian="14pt" style:font-size-complex="14pt"/>
    </style:style>
    <style:style style:name="P8" style:family="paragraph" style:parent-style-name="Standard">
      <style:text-properties fo:color="#000000" style:font-name="新細明體" fo:font-size="14pt" style:font-name-asian="新細明體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000000" style:font-name="新細明體" fo:font-size="14pt" style:font-name-asian="新細明體" style:font-size-asian="14pt" style:language-asian="zh" style:country-asian="TW" style:font-name-complex="SansSerif" style:font-size-complex="14pt"/>
    </style:style>
    <style:style style:name="P10" style:family="paragraph" style:parent-style-name="Standard">
      <style:text-properties fo:color="#000000" style:font-name="SansSerif" fo:font-size="14pt" fo:background-color="transparent" style:font-name-asian="SansSerif" style:font-size-asian="14pt" style:font-name-complex="SansSerif" style:font-size-complex="14pt"/>
    </style:style>
    <style:style style:name="P11" style:family="paragraph" style:parent-style-name="Standard">
      <style:text-properties fo:color="#000000" style:font-name="新細明體" fo:font-size="14pt" fo:background-color="transparent" style:font-name-asian="新細明體" style:font-size-asian="14pt" style:font-name-complex="SansSerif" style:font-size-complex="14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13" style:family="paragraph" style:parent-style-name="Standard">
      <style:text-properties fo:color="#000000" style:font-name="Trebuchet MS" fo:font-size="14pt" fo:background-color="transparent" style:font-name-asian="SansSerif" style:font-size-asian="14pt" style:font-name-complex="SansSerif" style:font-size-complex="14pt"/>
    </style:style>
    <style:style style:name="P14" style:family="paragraph" style:parent-style-name="Standard">
      <style:paragraph-properties style:text-autospace="none"/>
      <style:text-properties fo:color="#000000" style:font-name="Trebuchet MS" fo:font-size="14pt" style:font-name-asian="SansSerif" style:font-size-asian="14pt" style:font-name-complex="SansSerif" style:font-size-complex="14pt"/>
    </style:style>
    <style:style style:name="P15" style:family="paragraph" style:parent-style-name="Standard">
      <style:paragraph-properties style:text-autospace="none"/>
      <style:text-properties fo:color="#b3b3b3" style:font-name="Trebuchet MS" fo:font-size="14pt" style:font-name-asian="SansSerif" style:font-size-asian="14pt" style:font-name-complex="SansSerif" style:font-size-complex="14pt"/>
    </style:style>
    <style:style style:name="P16" style:family="paragraph" style:parent-style-name="Table_20_Contents">
      <style:text-properties style:font-name="Trebuchet MS" fo:font-size="14pt" style:font-size-asian="14pt" style:font-size-complex="14pt"/>
    </style:style>
    <style:style style:name="P17" style:family="paragraph" style:parent-style-name="Table_20_Contents">
      <style:text-properties fo:color="#b3b3b3" style:font-name="Trebuchet MS" fo:font-size="14pt" style:font-size-asian="14pt" style:font-size-complex="14pt"/>
    </style:style>
    <style:style style:name="P18" style:family="paragraph" style:parent-style-name="Standard">
      <style:paragraph-properties style:text-autospace="none"/>
      <style:text-properties fo:color="#000000" style:font-name="Trebuchet MS" fo:font-size="14pt" fo:background-color="transparent" style:font-size-asian="14pt" style:font-size-complex="14pt"/>
    </style:style>
    <style:style style:name="P19" style:family="paragraph" style:parent-style-name="Standard">
      <style:paragraph-properties style:text-autospace="none"/>
      <style:text-properties fo:color="#b3b3b3" style:font-name="新細明體" fo:font-size="14pt" style:font-name-asian="新細明體" style:font-size-asian="14pt" style:font-name-complex="SansSerif" style:font-size-complex="14pt"/>
    </style:style>
    <style:style style:name="P20" style:family="paragraph" style:parent-style-name="Table_20_Contents">
      <style:text-properties style:font-name="新細明體" fo:font-size="14pt" style:font-name-asian="新細明體" style:font-size-asian="14pt" style:language-asian="zh" style:country-asian="TW" style:font-size-complex="14pt"/>
    </style:style>
    <style:style style:name="P21" style:family="paragraph" style:parent-style-name="Table_20_Contents">
      <style:text-properties style:font-name="新細明體" fo:font-size="14pt" style:font-name-asian="新細明體" style:font-size-asian="14pt" style:font-size-complex="14pt"/>
    </style:style>
    <style:style style:name="P22" style:family="paragraph" style:parent-style-name="Table_20_Contents">
      <style:text-properties fo:color="#000000" style:font-name="新細明體" fo:font-size="14pt" style:font-name-asian="新細明體" style:font-size-asian="14pt" style:font-name-complex="SansSerif" style:font-size-complex="14pt"/>
    </style:style>
    <style:style style:name="P23" style:family="paragraph" style:parent-style-name="Table_20_Contents">
      <style:text-properties fo:color="#b3b3b3" style:font-name="新細明體" fo:font-size="14pt" style:font-name-asian="新細明體" style:font-size-asian="14pt" style:font-size-complex="14pt"/>
    </style:style>
    <style:style style:name="P24" style:family="paragraph" style:parent-style-name="Standard">
      <style:paragraph-properties style:text-autospace="none"/>
      <style:text-properties fo:color="#000000" style:font-name="新細明體" fo:font-size="14pt" style:font-name-asian="新細明體" style:font-size-asian="14pt" style:font-name-complex="SansSerif" style:font-size-complex="14pt"/>
    </style:style>
    <style:style style:name="P25" style:family="paragraph" style:parent-style-name="Standard">
      <style:paragraph-properties style:text-autospace="none"/>
      <style:text-properties fo:color="#000000" style:font-name="新細明體" fo:font-size="14pt" fo:background-color="transparent" style:font-name-asian="新細明體" style:font-size-asian="14pt" style:font-size-complex="14pt"/>
    </style:style>
    <style:style style:name="P26" style:family="paragraph" style:parent-style-name="Standard">
      <style:paragraph-properties style:text-autospace="none"/>
      <style:text-properties fo:color="#000000" style:font-name="SansSerif" fo:font-size="14pt" style:font-size-asian="14pt" style:font-size-complex="14pt"/>
    </style:style>
    <style:style style:name="P27" style:family="paragraph" style:parent-style-name="Standard">
      <style:paragraph-properties style:text-autospace="none"/>
      <style:text-properties style:font-name="SansSerif" fo:font-size="14pt" style:font-size-asian="14pt" style:font-size-complex="14pt"/>
    </style:style>
    <style:style style:name="P28" style:family="paragraph" style:parent-style-name="Standard">
      <style:paragraph-properties style:text-autospace="none"/>
      <style:text-properties fo:color="#000000" style:font-name="Trebuchet MS" fo:font-size="14pt" fo:background-color="transparent" style:font-name-asian="SansSerif" style:font-size-asian="14pt" style:font-name-complex="SansSerif" style:font-size-complex="14pt"/>
    </style:style>
    <style:style style:name="P29" style:family="paragraph" style:parent-style-name="Standard">
      <style:paragraph-properties style:text-autospace="none"/>
      <style:text-properties fo:color="#000000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30" style:family="paragraph" style:parent-style-name="Standard">
      <style:paragraph-properties style:text-autospace="none"/>
      <style:text-properties fo:color="#000000" style:font-name="新細明體" fo:font-size="14pt" fo:background-color="transparent" style:font-name-asian="新細明體" style:font-size-asian="14pt" style:font-name-complex="SansSerif" style:font-size-complex="14pt"/>
    </style:style>
    <style:style style:name="P31" style:family="paragraph" style:parent-style-name="Standard">
      <style:text-properties fo:color="#000000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32" style:family="paragraph" style:parent-style-name="Standard">
      <style:text-properties fo:color="#b3b3b3" style:font-name="Trebuchet MS" fo:font-size="14pt" fo:background-color="transparent" style:font-size-asian="14pt" style:font-size-complex="14pt"/>
    </style:style>
    <style:style style:name="P33" style:family="paragraph" style:parent-style-name="Table_20_Heading">
      <style:paragraph-properties fo:text-align="start" style:justify-single-word="false"/>
      <style:text-properties style:font-name="Trebuchet MS" fo:font-size="14pt" fo:font-weight="normal" style:font-size-asian="14pt" style:font-weight-asian="normal" style:font-size-complex="14pt" style:font-weight-complex="normal"/>
    </style:style>
    <style:style style:name="P34" style:family="paragraph" style:parent-style-name="Table_20_Contents">
      <style:text-properties fo:font-size="14pt" style:font-size-asian="14pt" style:font-size-complex="14pt"/>
    </style:style>
    <style:style style:name="P35" style:family="paragraph" style:parent-style-name="Standard">
      <style:text-properties fo:color="#000000"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36" style:family="paragraph" style:parent-style-name="Standard">
      <style:text-properties fo:color="#b3b3b3" style:font-name="新細明體" fo:font-size="14pt" fo:background-color="transparent" style:font-name-asian="新細明體" style:font-size-asian="14pt" style:font-size-complex="14pt"/>
    </style:style>
    <style:style style:name="P37" style:family="paragraph" style:parent-style-name="Standard">
      <style:paragraph-properties style:text-autospace="none"/>
      <style:text-properties style:font-name="新細明體" fo:font-size="14pt" style:font-name-asian="新細明體" style:font-size-asian="14pt" style:font-size-complex="14pt"/>
    </style:style>
    <style:style style:name="P38" style:family="paragraph" style:parent-style-name="Table_20_Heading">
      <style:paragraph-properties fo:text-align="start" style:justify-single-word="false"/>
      <style:text-properties style:font-name="新細明體" fo:font-size="14pt" fo:font-weight="normal" style:font-name-asian="新細明體" style:font-size-asian="14pt" style:font-weight-asian="normal" style:font-size-complex="14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Trebuchet MS" fo:font-size="14pt" fo:font-weight="normal" style:font-size-asian="14pt" style:font-weight-asian="normal" style:font-size-complex="14pt" style:font-weight-complex="normal"/>
    </style:style>
    <style:style style:name="P40" style:family="paragraph" style:parent-style-name="Table_20_Heading">
      <style:paragraph-properties fo:text-align="start" style:justify-single-word="false"/>
      <style:text-properties style:font-name="新細明體" fo:font-size="14pt" fo:font-weight="normal" style:font-name-asian="新細明體" style:font-size-asian="14pt" style:language-asian="zh" style:country-asian="TW" style:font-weight-asian="normal" style:font-size-complex="14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新細明體" fo:font-size="14pt" fo:font-weight="normal" style:font-name-asian="新細明體" style:font-size-asian="14pt" style:language-asian="zh" style:country-asian="TW" style:font-weight-asian="normal" style:font-size-complex="14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新細明體" fo:font-size="14pt" fo:font-weight="normal" style:font-name-asian="新細明體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style:text-autospace="none"/>
      <style:text-properties fo:color="#000000" style:font-name="新細明體" fo:font-size="14pt" style:font-name-asian="新細明體" style:font-size-asian="14pt" style:font-size-complex="14pt"/>
    </style:style>
    <style:style style:name="P44" style:family="paragraph" style:parent-style-name="Table_20_Heading">
      <style:paragraph-properties fo:text-align="start" style:justify-single-word="false"/>
      <style:text-properties style:font-name="Trebuchet MS" fo:font-size="14pt" style:font-size-asian="14pt" style:font-size-complex="14pt"/>
    </style:style>
    <style:style style:name="P45" style:family="paragraph" style:parent-style-name="Table_20_Heading">
      <style:paragraph-properties fo:text-align="start" style:justify-single-word="false"/>
      <style:text-properties fo:color="#000000" style:font-name="Trebuchet MS" fo:font-size="14pt" fo:font-weight="normal" style:font-size-asian="14pt" style:font-weight-asian="normal" style:font-size-complex="14pt" style:font-weight-complex="normal"/>
    </style:style>
    <style:style style:name="P46" style:family="paragraph" style:parent-style-name="Table_20_Heading">
      <style:paragraph-properties fo:text-align="start" style:justify-single-word="false"/>
      <style:text-properties fo:color="#b3b3b3" style:font-name="Trebuchet MS" fo:font-size="14pt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SansSerif" fo:font-size="14pt" fo:font-weight="normal" style:font-name-asian="SansSerif" style:font-size-asian="14pt" style:font-weight-asian="normal" style:font-name-complex="SansSerif" style:font-size-complex="14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Trebuchet MS" fo:font-size="14pt" style:font-size-asian="14pt" style:font-size-complex="14pt"/>
    </style:style>
    <style:style style:name="P49" style:family="paragraph" style:parent-style-name="Standard">
      <style:text-properties fo:color="#000000" style:font-name="新細明體" fo:font-size="14pt" fo:font-weight="normal" fo:background-color="transparent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50" style:family="paragraph" style:parent-style-name="Table_20_Heading">
      <style:paragraph-properties fo:text-align="start" style:justify-single-word="false"/>
      <style:text-properties style:font-name="新細明體" fo:font-size="14pt" style:font-name-asian="新細明體" style:font-size-asian="14pt" style:font-size-complex="14pt"/>
    </style:style>
    <style:style style:name="P51" style:family="paragraph" style:parent-style-name="Table_20_Heading">
      <style:paragraph-properties fo:text-align="start" style:justify-single-word="false"/>
      <style:text-properties fo:color="#000000" style:font-name="新細明體" fo:font-size="14pt" fo:font-weight="normal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b3b3b3" style:font-name="新細明體" fo:font-size="14pt" fo:font-weight="normal" style:font-name-asian="新細明體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新細明體" fo:font-size="14pt" fo:font-weight="normal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新細明體" fo:font-size="14pt" style:font-name-asian="新細明體" style:font-size-asian="14pt" style:font-size-complex="14pt"/>
    </style:style>
    <style:style style:name="P55" style:family="paragraph" style:parent-style-name="Standard">
      <style:text-properties fo:color="#000000" style:font-name="SansSerif" fo:font-size="14pt" fo:background-color="transparent" style:font-size-asian="14pt" style:font-size-complex="14pt"/>
    </style:style>
    <style:style style:name="P56" style:family="paragraph" style:parent-style-name="Standard">
      <style:paragraph-properties style:text-autospace="none"/>
      <style:text-properties style:use-window-font-color="true" style:font-name="SansSerif" fo:font-size="14pt" style:font-size-asian="14pt" style:font-size-complex="14pt"/>
    </style:style>
    <style:style style:name="P57" style:family="paragraph" style:parent-style-name="Standard">
      <style:text-properties fo:color="#000000" style:font-name="新細明體" fo:font-size="14pt" style:font-name-asian="新細明體" style:font-size-asian="14pt" style:language-asian="zh" style:country-asian="TW" style:font-name-complex="SansSerif" style:font-size-complex="14pt"/>
    </style:style>
    <style:style style:name="P58" style:family="paragraph" style:parent-style-name="Table_20_Heading">
      <style:paragraph-properties fo:text-align="start" style:justify-single-word="false"/>
      <style:text-properties fo:color="#000000" style:font-name="新細明體" fo:font-size="14pt" fo:font-weight="normal" style:font-name-asian="新細明體" style:font-size-asian="14pt" style:language-asian="zh" style:country-asian="TW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style:use-window-font-color="true" style:font-name="新細明體" fo:font-size="14pt" style:font-name-asian="新細明體" style:font-size-asian="14pt" style:font-size-complex="14pt"/>
    </style:style>
    <style:style style:name="P60" style:family="paragraph" style:parent-style-name="Standard">
      <style:paragraph-properties style:text-autospace="none"/>
      <style:text-properties fo:color="#000000" style:font-name="新細明體" fo:font-size="14pt" fo:font-weight="normal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SansSerif" fo:font-size="14pt" fo:font-weight="normal" style:font-name-asian="SansSerif" style:font-size-asian="14pt" style:font-weight-asian="normal" style:font-name-complex="SansSerif" style:font-size-complex="14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新細明體" fo:font-size="14pt" fo:font-weight="normal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63" style:family="paragraph" style:parent-style-name="Table_20_Heading">
      <style:paragraph-properties fo:text-align="start" style:justify-single-word="false"/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style:text-autospace="none"/>
      <style:text-properties style:use-window-font-color="true" style:font-name="SansSerif" fo:font-size="14pt" fo:background-color="transparent" style:font-size-asian="14pt" style:font-size-complex="14pt"/>
    </style:style>
    <style:style style:name="P65" style:family="paragraph" style:parent-style-name="Table_20_Heading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SansSerif" fo:font-size="14pt" fo:font-weight="normal" fo:background-color="transparent" style:font-name-asian="SansSerif" style:font-size-asian="14pt" style:font-weight-asian="normal" style:font-name-complex="SansSerif" style:font-size-complex="14pt" style:font-weight-complex="normal"/>
    </style:style>
    <style:style style:name="P67" style:family="paragraph" style:parent-style-name="Table_20_Heading">
      <style:paragraph-properties fo:text-align="start" style:justify-single-word="false"/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style:text-autospace="none"/>
      <style:text-properties style:font-name="SansSerif" fo:font-size="14pt" fo:background-color="transparent" style:font-size-asian="14pt" style:font-size-complex="14pt"/>
    </style:style>
    <style:style style:name="P70" style:family="paragraph" style:parent-style-name="Standard">
      <style:paragraph-properties fo:text-align="start" style:justify-single-word="false" style:text-autospace="none"/>
      <style:text-properties fo:color="#000000" style:font-name="新細明體" fo:font-size="14pt" fo:background-color="transparent" style:font-name-asian="新細明體" style:font-size-asian="14pt" style:font-size-complex="14pt"/>
    </style:style>
    <style:style style:name="P71" style:family="paragraph" style:parent-style-name="Standard">
      <style:paragraph-properties fo:text-align="start" style:justify-single-word="false" style:text-autospace="none"/>
      <style:text-properties style:use-window-font-color="true" style:font-name="新細明體" fo:font-size="14pt" fo:font-weight="normal" fo:background-color="transparent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color="#b3b3b3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新細明體" fo:font-size="14pt" fo:font-weight="normal" fo:background-color="transparent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74" style:family="paragraph" style:parent-style-name="Table_20_Heading">
      <style:paragraph-properties fo:text-align="start" style:justify-single-word="false"/>
      <style:text-properties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style:text-autospace="none"/>
      <style:text-properties style:font-name="新細明體" fo:font-size="14pt" fo:background-color="transparent" style:font-name-asian="新細明體" style:font-size-asian="14pt" style:font-size-complex="14pt"/>
    </style:style>
    <style:style style:name="P77" style:family="paragraph" style:parent-style-name="Standard">
      <style:paragraph-properties style:text-autospace="none"/>
      <style:text-properties fo:color="#000000" style:font-name="新細明體" fo:font-size="14pt" fo:font-weight="normal" fo:background-color="transparent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78" style:family="paragraph" style:parent-style-name="Standard">
      <style:paragraph-properties style:text-autospace="none"/>
      <style:text-properties style:use-window-font-color="true" style:font-name="新細明體" fo:font-size="14pt" fo:font-weight="normal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SansSerif" fo:font-size="14pt" style:font-name-asian="SansSerif" style:font-size-asian="14pt" style:font-name-complex="SansSerif" style:font-size-complex="14pt"/>
    </style:style>
    <style:style style:name="P80" style:family="paragraph" style:parent-style-name="Standard">
      <style:paragraph-properties style:text-autospace="none"/>
      <style:text-properties fo:color="#b3b3b3" style:font-name="新細明體" fo:font-size="14pt" fo:background-color="transparent" style:font-name-asian="新細明體" style:font-size-asian="14pt" style:font-name-complex="SansSerif" style:font-size-complex="14pt"/>
    </style:style>
    <style:style style:name="P81" style:family="paragraph" style:parent-style-name="Standard">
      <style:paragraph-properties fo:text-align="start" style:justify-single-word="false"/>
      <style:text-properties fo:color="#000000" style:font-name="新細明體" fo:font-size="14pt" style:font-name-asian="新細明體" style:font-size-asian="14pt" style:language-asian="zh" style:country-asian="TW" style:font-name-complex="SansSerif" style:font-size-complex="14pt"/>
    </style:style>
    <style:style style:name="P82" style:family="paragraph" style:parent-style-name="Standard">
      <style:paragraph-properties fo:text-align="start" style:justify-single-word="false"/>
      <style:text-properties style:font-name="SansSerif" fo:font-size="14pt" style:font-size-asian="14pt" style:font-size-complex="14pt"/>
    </style:style>
    <style:style style:name="P83" style:family="paragraph" style:parent-style-name="Standard">
      <style:paragraph-properties style:text-autospace="none"/>
      <style:text-properties fo:color="#000000" style:font-name="新細明體" fo:font-size="14pt" style:font-name-asian="新細明體" style:font-size-asian="14pt" style:language-asian="zh" style:country-asian="TW" style:font-size-complex="14pt"/>
    </style:style>
    <style:style style:name="P84" style:family="paragraph" style:parent-style-name="Table_20_Contents">
      <style:paragraph-properties fo:text-align="start" style:justify-single-word="false"/>
      <style:text-properties fo:color="#b3b3b3" style:font-name="Trebuchet MS" fo:font-size="14pt" fo:font-weight="normal" style:font-size-asian="14pt" style:font-weight-asian="normal" style:font-size-complex="14pt" style:font-weight-complex="normal"/>
    </style:style>
    <style:style style:name="P85" style:family="paragraph" style:parent-style-name="Standard">
      <style:text-properties fo:color="#b3b3b3"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86" style:family="paragraph" style:parent-style-name="Standard">
      <style:paragraph-properties fo:text-align="start" style:justify-single-word="false" style:text-autospace="none"/>
      <style:text-properties style:font-name="新細明體" fo:font-size="14pt" style:font-name-asian="新細明體" style:font-size-asian="14pt" style:font-size-complex="14pt"/>
    </style:style>
    <style:style style:name="P87" style:family="paragraph" style:parent-style-name="Standard">
      <style:paragraph-properties fo:text-align="start" style:justify-single-word="false" style:text-autospace="none"/>
      <style:text-properties fo:color="#000000" style:font-name="新細明體" fo:font-size="14pt" fo:font-weight="normal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88" style:family="paragraph" style:parent-style-name="Table_20_Heading">
      <style:paragraph-properties fo:text-align="start" style:justify-single-word="false"/>
      <style:text-properties fo:color="#b3b3b3" style:font-name="新細明體" fo:font-size="14pt" fo:font-weight="normal" style:font-name-asian="新細明體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91" style:family="paragraph" style:parent-style-name="Table_20_Heading">
      <style:paragraph-properties fo:text-align="start" style:justify-single-word="false"/>
      <style:text-properties fo:color="#000000" style:font-name="Trebuchet MS" fo:font-size="14pt" fo:font-weight="normal" style:font-name-asian="SansSerif" style:font-size-asian="14pt" style:font-weight-asian="normal" style:font-name-complex="SansSerif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Trebuchet MS" fo:font-size="14pt" fo:font-weight="normal" style:font-name-asian="SansSerif" style:font-size-asian="14pt" style:font-weight-asian="normal" style:font-name-complex="SansSerif" style:font-size-complex="14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color="#000000" style:font-name="Trebuchet MS" fo:font-size="14pt" fo:font-weight="normal" style:font-name-asian="SansSerif" style:font-size-asian="14pt" style:font-weight-asian="normal" style:font-name-complex="SansSerif" style:font-size-complex="14pt" style:font-weight-complex="normal"/>
    </style:style>
    <style:style style:name="P94" style:family="paragraph" style:parent-style-name="Standard">
      <style:paragraph-properties style:text-autospace="none"/>
      <style:text-properties fo:color="#000000" style:font-name="Trebuchet MS" fo:font-size="14pt" fo:font-weight="normal" style:font-name-asian="SansSerif" style:font-size-asian="14pt" style:font-weight-asian="normal" style:font-name-complex="SansSerif" style:font-size-complex="14pt" style:font-weight-complex="normal"/>
    </style:style>
    <style:style style:name="P95" style:family="paragraph" style:parent-style-name="Standard">
      <style:text-properties fo:color="#000000" style:font-name="Trebuchet MS" fo:font-size="14pt" fo:font-weight="normal" fo:background-color="transparent" style:font-name-asian="SansSerif" style:font-size-asian="14pt" style:font-weight-asian="normal" style:font-name-complex="SansSerif" style:font-size-complex="14pt" style:font-weight-complex="normal"/>
    </style:style>
    <style:style style:name="P96" style:family="paragraph" style:parent-style-name="Standard">
      <style:text-properties fo:color="#000000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style:font-name="新細明體" fo:font-size="14pt" fo:font-weight="normal" fo:background-color="transparent" style:font-name-asian="新細明體" style:font-size-asian="14pt" style:language-asian="zh" style:country-asian="TW" style:font-weight-asian="normal" style:font-size-complex="14pt" style:font-weight-complex="normal"/>
    </style:style>
    <style:style style:name="P98" style:family="paragraph" style:parent-style-name="Standard">
      <style:text-properties fo:color="#b3b3b3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style:font-name="新細明體" fo:font-size="14pt" fo:font-weight="normal" fo:background-color="transparent" style:font-name-asian="新細明體" style:font-size-asian="14pt" style:font-weight-asian="normal" style:font-name-complex="SansSerif" style:font-size-complex="14pt" style:font-weight-complex="normal"/>
    </style:style>
    <style:style style:name="T1" style:family="text">
      <style:text-properties style:language-asian="zh" style:country-asian="TW"/>
    </style:style>
    <style:style style:name="T2" style:family="text">
      <style:text-properties fo:background-color="transparent"/>
    </style:style>
    <style:style style:name="T3" style:family="text">
      <style:text-properties style:font-name="SansSerif" style:font-name-asian="SansSerif" style:font-name-complex="SansSerif"/>
    </style:style>
    <style:style style:name="T4" style:family="text">
      <style:text-properties fo:background-color="transparent" style:font-name-complex="SansSerif"/>
    </style:style>
    <style:style style:name="T5" style:family="text">
      <style:text-properties fo:background-color="transparent" style:language-asian="zh" style:country-asian="TW" style:font-name-complex="SansSerif"/>
    </style:style>
    <style:style style:name="T6" style:family="text">
      <style:text-properties fo:color="#000000" style:font-name-asian="SansSerif" style:font-name-complex="SansSerif"/>
    </style:style>
    <style:style style:name="T7" style:family="text">
      <style:text-properties fo:color="#000000" style:font-name-complex="SansSerif"/>
    </style:style>
    <style:style style:name="T8" style:family="text">
      <style:text-properties fo:color="#000000" style:language-asian="zh" style:country-asian="TW" style:font-name-complex="SansSerif"/>
    </style:style>
    <style:style style:name="T9" style:family="text">
      <style:text-properties fo:background-color="transparent" style:font-name-asian="SansSerif" style:font-name-complex="SansSerif"/>
    </style:style>
    <style:style style:name="T10" style:family="text">
      <style:text-properties style:font-name-asian="SansSerif" style:font-name-complex="SansSerif"/>
    </style:style>
    <style:style style:name="T11" style:family="text">
      <style:text-properties style:font-name="Trebuchet MS"/>
    </style:style>
    <style:style style:name="T12" style:family="text">
      <style:text-properties fo:background-color="transparent" style:font-name-asian="SansSerif" style:language-asian="zh" style:country-asian="TW" style:font-name-complex="SansSerif"/>
    </style:style>
    <style:style style:name="T13" style:family="text">
      <style:text-properties style:language-asian="zh" style:country-asian="TW" style:font-name-complex="SansSerif"/>
    </style:style>
    <style:style style:name="T14" style:family="text">
      <style:text-properties style:font-name-complex="SansSeri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style:font-name-asian="SansSerif" style:font-weight-asian="normal" style:font-name-complex="SansSerif" style:font-weight-complex="normal"/>
    </style:style>
    <style:style style:name="T18" style:family="text">
      <style:text-properties fo:color="#000000" style:font-name="SansSerif" style:font-name-asian="SansSerif" style:font-name-complex="SansSerif"/>
    </style:style>
    <style:style style:name="T19" style:family="text">
      <style:text-properties fo:font-weight="normal" style:font-weight-asian="normal" style:font-name-complex="SansSerif" style:font-weight-complex="normal"/>
    </style:style>
    <style:style style:name="T20" style:family="text">
      <style:text-properties fo:color="#000000" fo:font-weight="normal" style:language-asian="zh" style:country-asian="TW" style:font-weight-asian="normal" style:font-name-complex="SansSerif" style:font-weight-complex="normal"/>
    </style:style>
    <style:style style:name="T21" style:family="text">
      <style:text-properties fo:font-weight="normal" style:language-asian="zh" style:country-asian="TW" style:font-weight-asian="normal" style:font-weight-complex="normal"/>
    </style:style>
    <style:style style:name="T22" style:family="text">
      <style:text-properties fo:background-color="#ffff00"/>
    </style:style>
    <style:style style:name="T23" style:family="text">
      <style:text-properties fo:background-color="#ffff00" style:language-asian="zh" style:country-asian="TW"/>
    </style:style>
    <style:style style:name="T24" style:family="text">
      <style:text-properties style:font-name="Trebuchet MS" style:font-name-asian="SansSerif" style:font-name-complex="SansSerif"/>
    </style:style>
    <style:style style:name="T25" style:family="text">
      <style:text-properties fo:color="#000000" style:font-name="Trebuchet MS" fo:font-weight="normal" style:font-weight-asian="normal" style:font-weight-complex="normal"/>
    </style:style>
    <style:style style:name="T26" style:family="text">
      <style:text-properties style:font-name="Trebuchet MS" fo:font-weight="normal" style:font-weight-asian="normal" style:font-weight-complex="normal"/>
    </style:style>
    <style:style style:name="T27" style:family="text">
      <style:text-properties fo:color="#000000" fo:font-weight="normal" style:language-asian="zh" style:country-asian="TW" style:font-weight-asian="normal" style:font-weight-complex="normal"/>
    </style:style>
    <style:style style:name="T28" style:family="text">
      <style:text-properties fo:color="#000000" fo:font-weight="normal" style:font-weight-asian="normal" style:font-name-complex="SansSerif" style:font-weight-complex="normal"/>
    </style:style>
    <style:style style:name="T29" style:family="text">
      <style:text-properties style:use-window-font-color="true" fo:font-weight="normal" style:font-weight-asian="normal" style:font-name-complex="SansSerif" style:font-weight-complex="normal"/>
    </style:style>
    <style:style style:name="T30" style:family="text">
      <style:text-properties style:use-window-font-color="true" fo:font-weight="normal" style:language-asian="zh" style:country-asian="TW" style:font-weight-asian="normal" style:font-name-complex="SansSerif" style:font-weight-complex="normal"/>
    </style:style>
    <style:style style:name="T31" style:family="text">
      <style:text-properties style:use-window-font-color="true" style:font-name="Trebuchet MS" fo:font-weight="normal" style:font-weight-asian="normal" style:font-weight-complex="normal"/>
    </style:style>
    <style:style style:name="T32" style:family="text">
      <style:text-properties style:use-window-font-color="true" style:font-name-asian="SansSerif" style:font-name-complex="SansSerif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style:font-name="SansSerif" fo:background-color="transparent" style:font-name-asian="SansSerif" style:font-name-complex="SansSerif"/>
    </style:style>
    <style:style style:name="T35" style:family="text">
      <style:text-properties fo:background-color="transparent" style:language-asian="zh" style:country-asian="TW"/>
    </style:style>
    <style:style style:name="T36" style:family="text">
      <style:text-properties fo:color="#000000" style:font-name="Trebuchet MS" fo:font-weight="normal" style:font-name-asian="SansSerif" style:font-weight-asian="normal" style:font-name-complex="SansSerif" style:font-weight-complex="normal"/>
    </style:style>
    <style:style style:name="T37" style:family="text">
      <style:text-properties fo:font-weight="normal" style:language-asian="zh" style:country-asian="TW" style:font-weight-asian="normal" style:font-name-complex="SansSerif" style:font-weight-complex="normal"/>
    </style:style>
    <style:style style:name="T38" style:family="text">
      <style:text-properties style:font-name="新細明體" fo:font-weight="normal" style:font-name-asian="新細明體" style:language-asian="zh" style:country-asian="TW" style:font-weight-asian="normal" style:font-name-complex="SansSerif" style:font-weight-complex="normal"/>
    </style:style>
    <style:style style:name="T39" style:family="text">
      <style:text-properties style:font-name="SansSerif" fo:font-weight="normal" style:font-name-asian="新細明體" style:language-asian="zh" style:country-asian="TW" style:font-weight-asian="normal" style:font-name-complex="SansSerif" style:font-weight-complex="normal"/>
    </style:style>
    <style:style style:name="T40" style:family="text">
      <style:text-properties style:font-name="SansSerif" fo:font-weight="normal" style:font-name-asian="SansSerif" style:language-asian="zh" style:country-asian="TW" style:font-weight-asian="normal" style:font-name-complex="SansSerif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Module:<text:span text:style-name="T1"> namesdates</text:span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2">English</text:p>
          </table:table-cell>
          <table:table-cell table:style-name="Table1.A1" office:value-type="string">
            <text:p text:style-name="P3">中文</text:p>
          </table:table-cell>
        </table:table-row>
        <table:table-row>
          <table:table-cell table:style-name="Table1.A3" office:value-type="string">
            <text:p text:style-name="P4">&lt;addName&gt;</text:p>
            <text:p text:style-name="P5"><text:span text:style-name="T2">(</text:span><text:span text:style-name="T3">additional name</text:span><text:span text:style-name="T2">)</text:span></text:p>
            <text:p text:style-name="P6"><text:span text:style-name="T2">contains an additional name component, such as a nickname, </text:span>epithet, or alias, or any other descriptive phrase used within a personal name.</text:p>
            <text:p text:style-name="P4"/>
          </table:table-cell>
          <table:table-cell table:style-name="Table1.B3" office:value-type="string">
            <text:p text:style-name="P7">&lt; <text:span text:style-name="T1">附加名稱</text:span>&gt;</text:p>
            <text:p text:style-name="P8"><text:span text:style-name="T2">(</text:span><text:span text:style-name="T4"> </text:span><text:span text:style-name="T5">附加名稱</text:span><text:span text:style-name="T2">)</text:span></text:p>
            <text:p text:style-name="P9">附加的名稱，像是綽號、稱號、或別名，或是在人名中出現的其他敘述性措辭。</text:p>
            <text:p text:style-name="P7"/>
          </table:table-cell>
        </table:table-row>
        <table:table-row>
          <table:table-cell table:style-name="Table1.A4" office:value-type="string">
            <text:p text:style-name="P4">&lt;affiliation&gt;</text:p>
            <text:p text:style-name="P10">(affiliation)</text:p>
            <text:p text:style-name="P6"><text:span text:style-name="T2">contains an informal description of a person's present </text:span>or past affiliation with some organization, for example an employer or sponsor.</text:p>
            <text:p text:style-name="P4"/>
          </table:table-cell>
          <table:table-cell table:style-name="Table1.B4" office:value-type="string">
            <text:p text:style-name="P7">&lt;<text:span text:style-name="T1">隸屬團體</text:span>&gt;</text:p>
            <text:p text:style-name="P11">(<text:span text:style-name="T1">隸屬團體</text:span>)</text:p>
            <text:p text:style-name="P12">包含非正式性的描述，關於個人現在或過去隸屬的團體，例如：雇主或贊助者。</text:p>
          </table:table-cell>
        </table:table-row>
        <table:table-row>
          <table:table-cell table:style-name="Table1.A4" office:value-type="string">
            <text:p text:style-name="P4">&lt;birth&gt;</text:p>
            <text:p text:style-name="P13">(Birth details)</text:p>
            <text:p text:style-name="P14"><text:span text:style-name="T2">contains information about a person's birth, such as its date </text:span>and place.</text:p>
            <text:p text:style-name="P15">Attributes=</text:p>
            <table:table table:name="Table2" table:style-name="Table2">
              <table:table-column table:style-name="Table2.A"/>
              <table:table-header-rows>
                <table:table-row>
                  <table:table-cell table:style-name="Table2.A1" office:value-type="string">
                    <text:p text:style-name="P16">date</text:p>
                    <text:p text:style-name="P16">-<text:span text:style-name="T6">specifies the date of birth in a W3C standard form (YYYY-MM-DD).</text:span></text:p>
                    <text:p text:style-name="P17">Value description=</text:p>
                    <table:table table:name="Table3" table:style-name="Table3">
                      <table:table-column table:style-name="Table3.A"/>
                      <table:table-header-rows>
                        <table:table-row>
                          <table:table-cell table:style-name="Table3.A1" office:value-type="string">
                            <text:p text:style-name="P14">a date in one of the fomrats specified in &lt;title&gt;XML Schema Part 2: Datatypes Second Edition&lt;/title&gt;</text:p>
                          </table:table-cell>
                        </table:table-row>
                      </table:table-header-rows>
                    </table:table>
                    <text:p text:style-name="P16"/>
                  </table:table-cell>
                </table:table-row>
              </table:table-header-rows>
            </table:table>
            <text:p text:style-name="P18"/>
          </table:table-cell>
          <table:table-cell table:style-name="Table1.B4" office:value-type="string">
            <text:p text:style-name="P7">&lt;<text:span text:style-name="T1">出生</text:span>&gt;</text:p>
            <text:p text:style-name="P11">(出<text:span text:style-name="T1">生細節</text:span>)</text:p>
            <text:p text:style-name="P9">包含關於個人的出生資訊，像是日期及地點等。</text:p>
            <text:p text:style-name="P9"/>
            <text:p text:style-name="P19"><text:span text:style-name="T1">屬性</text:span>=</text:p>
            <table:table table:name="Table49" table:style-name="Table49">
              <table:table-column table:style-name="Table49.A"/>
              <table:table-header-rows>
                <table:table-row>
                  <table:table-cell table:style-name="Table49.A1" office:value-type="string">
                    <text:p text:style-name="P20">日期</text:p>
                    <text:p text:style-name="P21">-<text:span text:style-name="T1">指明出生日期，使用</text:span>W3C標準<text:span text:style-name="T1">格式</text:span><text:span text:style-name="T7">(</text:span><text:span text:style-name="T8">年</text:span><text:span text:style-name="T7">-</text:span><text:span text:style-name="T8">月</text:span><text:span text:style-name="T7">-</text:span><text:span text:style-name="T8">日</text:span><text:span text:style-name="T7">)</text:span><text:span text:style-name="T8">。</text:span></text:p>
                    <text:p text:style-name="P22"/>
                    <text:p text:style-name="P23"><text:span text:style-name="T1">屬性值描述</text:span>=</text:p>
                    <table:table table:name="Table50" table:style-name="Table50">
                      <table:table-column table:style-name="Table50.A"/>
                      <table:table-header-rows>
                        <table:table-row>
                          <table:table-cell table:style-name="Table50.A1" office:value-type="string">
                            <text:p text:style-name="P24"><text:span text:style-name="T1">在</text:span> &lt;title&gt;XML Schema Part 2: Datatypes Second Edition&lt;/title&gt;<text:span text:style-name="T1">中所指定的格式之一。</text:span></text:p>
                          </table:table-cell>
                        </table:table-row>
                      </table:table-header-rows>
                    </table:table>
                    <text:p text:style-name="P21"/>
                  </table:table-cell>
                </table:table-row>
              </table:table-header-rows>
            </table:table>
            <text:p text:style-name="P25"/>
          </table:table-cell>
        </table:table-row>
        <table:table-row>
          <table:table-cell table:style-name="Table1.A4" office:value-type="string">
            <text:p text:style-name="P4">&lt;bloc&gt;</text:p>
            <text:p text:style-name="P5"><text:span text:style-name="T2">(</text:span><text:span text:style-name="T3">bloc</text:span><text:span text:style-name="T2">)</text:span></text:p>
            <text:p text:style-name="P26"><text:span text:style-name="T9">contains the name of a geo-political unit consisting of <text:s/>one or </text:span><text:span text:style-name="T10">more nation states or countries.</text:span></text:p>
          </table:table-cell>
          <table:table-cell table:style-name="Table1.B4" office:value-type="string">
            <text:p text:style-name="P7">&lt;<text:span text:style-name="T1">國家聯盟</text:span>&gt;</text:p>
            <text:p text:style-name="P8"><text:span text:style-name="T2">(</text:span><text:span text:style-name="T4">國家</text:span><text:span text:style-name="T5">聯盟</text:span><text:span text:style-name="T2">)</text:span></text:p>
            <text:p text:style-name="P9">包含一個地理政治區域名稱，由一個或多個國家所組成。</text:p>
          </table:table-cell>
        </table:table-row>
        <table:table-row>
          <table:table-cell table:style-name="Table1.A4" office:value-type="string">
            <text:p text:style-name="P4">&lt;country&gt;</text:p>
            <text:p text:style-name="P4">(country)</text:p>
            <text:p text:style-name="P26"><text:span text:style-name="T9">contains the name of a geo-political unit, such as a nation, </text:span><text:span text:style-name="T10">country, colony, or commonwealth, larger than or administratively superior to a region and smaller than a bloc.</text:span></text:p>
            <text:p text:style-name="P15">Attributes=</text:p>
            <table:table table:name="Table4" table:style-name="Table4">
              <table:table-column table:style-name="Table4.A"/>
              <table:table-header-rows>
                <table:table-row>
                  <table:table-cell table:style-name="Table4.A1" office:value-type="string">
                    <text:p text:style-name="P16">reg </text:p>
                    <text:p text:style-name="P27"><text:span text:style-name="T11">-</text:span><text:span text:style-name="T6">supplies a regularized form of the country name using a name or code from ISO 3166</text:span></text:p>
                    <text:p text:style-name="P17">Value description=</text:p>
                    <table:table table:name="Table5" table:style-name="Table5">
                      <table:table-column table:style-name="Table5.A"/>
                      <table:table-header-rows>
                        <table:table-row>
                          <table:table-cell table:style-name="Table5.A1" office:value-type="string">
                            <text:p text:style-name="P6">The value used may be either a country name or a short code. Both are defined in ISO 3166-1.</text:p>
                          </table:table-cell>
                        </table:table-row>
                      </table:table-header-rows>
                    </table:table>
                    <text:p text:style-name="P16"/>
                  </table:table-cell>
                </table:table-row>
              </table:table-header-rows>
            </table:table>
            <text:p text:style-name="P28"/>
          </table:table-cell>
          <table:table-cell table:style-name="Table1.B4" office:value-type="string">
            <text:p text:style-name="P7">&lt;<text:span text:style-name="T1">國家</text:span>&gt;</text:p>
            <text:p text:style-name="P7">(<text:span text:style-name="T1">國家</text:span>)</text:p>
            <text:p text:style-name="P29">包含一個地理政治區域名稱，像是民族、國家、殖民地、或聯邦區域，範圍大於一般地區或行政地位較高，但小於聯盟性的地理政治區。</text:p>
            <text:p text:style-name="P30"/>
            <text:p text:style-name="P19"><text:span text:style-name="T1">屬性</text:span>=</text:p>
            <table:table table:name="Table51" table:style-name="Table51">
              <table:table-column table:style-name="Table51.A"/>
              <table:table-header-rows>
                <table:table-row>
                  <table:table-cell table:style-name="Table51.A1" office:value-type="string">
                    <text:p text:style-name="P20">reg </text:p>
                    <text:p text:style-name="P9">-提供國家的標準格式名稱，該名稱或編碼出自ISO3166。</text:p>
                    <text:p text:style-name="P9"/>
                    <text:p text:style-name="P23"><text:span text:style-name="T1">屬性值描述</text:span>=</text:p>
                    <table:table table:name="Table52" table:style-name="Table52">
                      <table:table-column table:style-name="Table52.A"/>
                      <table:table-header-rows>
                        <table:table-row>
                          <table:table-cell table:style-name="Table52.A1" office:value-type="string">
                            <text:p text:style-name="P9">屬性值可能是國家名稱或是一個短碼，兩者皆定義在ISO3166中。</text:p>
                          </table:table-cell>
                        </table:table-row>
                      </table:table-header-rows>
                    </table:table>
                    <text:p text:style-name="P21"/>
                  </table:table-cell>
                </table:table-row>
              </table:table-header-rows>
            </table:table>
            <text:p text:style-name="P30"/>
          </table:table-cell>
        </table:table-row>
        <table:table-row>
          <table:table-cell table:style-name="Table1.A4" office:value-type="string">
            <text:p text:style-name="P4">&lt;day&gt;</text:p>
            <text:p text:style-name="P4">(day)</text:p>
            <text:p text:style-name="P10">the day component of a structured date.</text:p>
          </table:table-cell>
          <table:table-cell table:style-name="Table1.B4" office:value-type="string">
            <text:p text:style-name="P7">&lt;<text:span text:style-name="T1">日</text:span>&gt;</text:p>
            <text:p text:style-name="P7">(<text:span text:style-name="T1">日</text:span>)</text:p>
            <text:p text:style-name="P31">完整日期結構中的日元素。</text:p>
          </table:table-cell>
        </table:table-row>
        <table:table-row>
          <table:table-cell table:style-name="Table1.A4" office:value-type="string">
            <text:p text:style-name="P4">&lt;death&gt;</text:p>
            <text:p text:style-name="P6"><text:span text:style-name="T2">contains information about a person's death, such as its date </text:span>and place.</text:p>
            <text:p text:style-name="P15">Attributes=</text:p>
            <table:table table:name="Table6" table:style-name="Table6">
              <table:table-column table:style-name="Table6.A"/>
              <table:table-header-rows>
                <table:table-row>
                  <table:table-cell table:style-name="Table6.A1" office:value-type="string">
                    <text:p text:style-name="P16">date</text:p>
                    <text:p text:style-name="P16">-<text:span text:style-name="T6">specifies the date of death in a W3C standard form (YYYY-MM-DD).</text:span></text:p>
                    <text:p text:style-name="P17">Value description=</text:p>
                    <table:table table:name="Table7" table:style-name="Table7">
                      <table:table-column table:style-name="Table7.A"/>
                      <table:table-header-rows>
                        <table:table-row>
                          <table:table-cell table:style-name="Table7.A1" office:value-type="string">
                            <text:p text:style-name="P14">a date in one of the fomrats specified in &lt;title&gt;XML Schema Part 2: Datatypes Second Edition&lt;/title&gt;</text:p>
                          </table:table-cell>
                        </table:table-row>
                      </table:table-header-rows>
                    </table:table>
                    <text:p text:style-name="P16"/>
                  </table:table-cell>
                </table:table-row>
              </table:table-header-rows>
            </table:table>
            <text:p text:style-name="P28"/>
            <text:p text:style-name="P4"/>
          </table:table-cell>
          <table:table-cell table:style-name="Table1.B4" office:value-type="string">
            <text:p text:style-name="P7">&lt;<text:span text:style-name="T1">死亡</text:span>&gt;</text:p>
            <text:p text:style-name="P9">包含關於個人的出生資訊，像是日期及地點等。</text:p>
            <text:p text:style-name="P9"/>
            <text:p text:style-name="P19"><text:span text:style-name="T1">屬性</text:span>=</text:p>
            <table:table table:name="Table53" table:style-name="Table53">
              <table:table-column table:style-name="Table53.A"/>
              <table:table-header-rows>
                <table:table-row>
                  <table:table-cell table:style-name="Table53.A1" office:value-type="string">
                    <text:p text:style-name="P20">日期</text:p>
                    <text:p text:style-name="P21">-<text:span text:style-name="T1">指明死亡日期，使用</text:span>W3C標準<text:span text:style-name="T1">格式</text:span><text:span text:style-name="T7">(</text:span><text:span text:style-name="T8">年</text:span><text:span text:style-name="T7">-</text:span><text:span text:style-name="T8">月</text:span><text:span text:style-name="T7">-</text:span><text:span text:style-name="T8">日</text:span><text:span text:style-name="T7">)</text:span><text:span text:style-name="T8">。</text:span></text:p>
                    <text:p text:style-name="P22"/>
                    <text:p text:style-name="P23"><text:span text:style-name="T1">屬性值描述</text:span>=</text:p>
                    <table:table table:name="Table54" table:style-name="Table54">
                      <table:table-column table:style-name="Table54.A"/>
                      <table:table-header-rows>
                        <table:table-row>
                          <table:table-cell table:style-name="Table54.A1" office:value-type="string">
                            <text:p text:style-name="P24"><text:span text:style-name="T1">在</text:span> &lt;title&gt;XML Schema Part 2: Datatypes Second Edition&lt;/title&gt;<text:span text:style-name="T1">中所指定的格式之一。</text:span></text:p>
                          </table:table-cell>
                        </table:table-row>
                      </table:table-header-rows>
                    </table:table>
                    <text:p text:style-name="P21"/>
                  </table:table-cell>
                </table:table-row>
              </table:table-header-rows>
            </table:table>
            <text:p text:style-name="P30"/>
            <text:p text:style-name="P7"/>
          </table:table-cell>
        </table:table-row>
        <table:table-row>
          <table:table-cell table:style-name="Table1.A4" office:value-type="string">
            <text:p text:style-name="P4">&lt;distance&gt;</text:p>
            <text:p text:style-name="P4">(distance)</text:p>
            <text:p text:style-name="P4">that part of a relative temporal or spatial expression which indicates the distance between the place or time denoted by it and the place or time referred to within it. </text:p>
            <text:p text:style-name="P32">Attrbutes=</text:p>
            <table:table table:name="Table8" table:style-name="Table8">
              <table:table-column table:style-name="Table8.A"/>
              <table:table-header-rows>
                <table:table-row>
                  <table:table-cell table:style-name="Table8.A1" office:value-type="string">
                    <text:p text:style-name="P16">exact</text:p>
                    <text:p text:style-name="P27"><text:span text:style-name="T11">-</text:span><text:span text:style-name="T6">indicates the degree of accuracy associated with the distance.</text:span></text:p>
                    <text:p text:style-name="P17">Values=</text:p>
                    <table:table table:name="Table9" table:style-name="Table9">
                      <table:table-column table:style-name="Table9.A"/>
                      <table:table-header-rows>
                        <table:table-row>
                          <table:table-cell table:style-name="Table9.A1" office:value-type="string">
                            <text:p text:style-name="P33">true</text:p>
                            <text:p text:style-name="P33">(The distance is exact.) </text:p>
                          </table:table-cell>
                        </table:table-row>
                      </table:table-header-rows>
                      <table:table-row>
                        <table:table-cell table:style-name="Table9.A2" office:value-type="string">
                          <text:p text:style-name="P33">false</text:p>
                          <text:p text:style-name="P33">(The distance is approximate.) </text:p>
                        </table:table-cell>
                      </table:table-row>
                      <table:table-row>
                        <table:table-cell table:style-name="Table9.A2" office:value-type="string">
                          <text:p text:style-name="P33">unknown</text:p>
                          <text:p text:style-name="P33">(Accuracy unavailable or unknown.) </text:p>
                        </table:table-cell>
                      </table:table-row>
                    </table:table>
                    <text:p text:style-name="P34"/>
                  </table:table-cell>
                </table:table-row>
              </table:table-header-rows>
            </table:table>
            <text:p text:style-name="P4"/>
          </table:table-cell>
          <table:table-cell table:style-name="Table1.B4" office:value-type="string">
            <text:p text:style-name="P7">&lt;<text:span text:style-name="T1">距離</text:span>&gt;</text:p>
            <text:p text:style-name="P7">(<text:span text:style-name="T1">距離</text:span>)</text:p>
            <text:p text:style-name="P35">時間及空間上相對性的表示，指出空間之間或時間之間的差距以及時間點或空間點。</text:p>
            <text:p text:style-name="P35"/>
            <text:p text:style-name="P35"/>
            <text:p text:style-name="P36"><text:span text:style-name="T1">屬性</text:span>=</text:p>
            <table:table table:name="Table55" table:style-name="Table55">
              <table:table-column table:style-name="Table55.A"/>
              <table:table-header-rows>
                <table:table-row>
                  <table:table-cell table:style-name="Table55.A1" office:value-type="string">
                    <text:p text:style-name="P21">exact</text:p>
                    <text:p text:style-name="P37">-<text:span text:style-name="T8">指出距離的精確度。</text:span></text:p>
                    <text:p text:style-name="P9"/>
                    <text:p text:style-name="P23"><text:span text:style-name="T1">屬性值</text:span>=</text:p>
                    <table:table table:name="Table56" table:style-name="Table56">
                      <table:table-column table:style-name="Table56.A"/>
                      <table:table-header-rows>
                        <table:table-row>
                          <table:table-cell table:style-name="Table56.A1" office:value-type="string">
                            <text:p text:style-name="P38">true</text:p>
                            <text:p text:style-name="P38">(<text:span text:style-name="T8">距離表示為精確值</text:span>) </text:p>
                          </table:table-cell>
                        </table:table-row>
                      </table:table-header-rows>
                      <table:table-row>
                        <table:table-cell table:style-name="Table56.A2" office:value-type="string">
                          <text:p text:style-name="P38">false</text:p>
                          <text:p text:style-name="P38">(<text:span text:style-name="T8">距離表示為約略值</text:span>) </text:p>
                        </table:table-cell>
                      </table:table-row>
                      <table:table-row>
                        <table:table-cell table:style-name="Table56.A2" office:value-type="string">
                          <text:p text:style-name="P38">unknown</text:p>
                          <text:p text:style-name="P38">(<text:span text:style-name="T1">精確度不明</text:span>) </text:p>
                        </table:table-cell>
                      </table:table-row>
                    </table:table>
                    <text:p text:style-name="P21"/>
                  </table:table-cell>
                </table:table-row>
              </table:table-header-rows>
            </table:table>
            <text:p text:style-name="P7"/>
          </table:table-cell>
        </table:table-row>
        <table:table-row>
          <table:table-cell table:style-name="Table1.A4" office:value-type="string">
            <text:p text:style-name="P4">&lt;district&gt;</text:p>
            <text:p text:style-name="P26"><text:span text:style-name="T9">contains the name of any kind of subdivision of a </text:span><text:span text:style-name="T10">settlement, <text:s/>such as a parish, ward, or other administrative or geographic unit.</text:span></text:p>
          </table:table-cell>
          <table:table-cell table:style-name="Table1.B4" office:value-type="string">
            <text:p text:style-name="P7">&lt;次<text:span text:style-name="T1">行政區</text:span>&gt;</text:p>
            <text:p text:style-name="P9">包含任何次行政區名稱，像是教區、選區、或其他行政或地理單元。</text:p>
          </table:table-cell>
        </table:table-row>
        <table:table-row>
          <table:table-cell table:style-name="Table1.A4" office:value-type="string">
            <text:p text:style-name="P4">&lt;education&gt;</text:p>
            <text:p text:style-name="P26"><text:span text:style-name="T9">contains a description of the</text:span><text:span text:style-name="T12"> </text:span><text:span text:style-name="T10">educational experience of a person.</text:span></text:p>
          </table:table-cell>
          <table:table-cell table:style-name="Table1.B4" office:value-type="string">
            <text:p text:style-name="P7">&lt;<text:span text:style-name="T1">教育背景</text:span>&gt;</text:p>
            <text:p text:style-name="P9">包含對於個人受教育經歷的描述。</text:p>
          </table:table-cell>
        </table:table-row>
        <table:table-row>
          <table:table-cell table:style-name="Table1.A4" office:value-type="string">
            <text:p text:style-name="P4">&lt;faith&gt;</text:p>
            <text:p text:style-name="P10">specifies the faith, <text:s/>religion, or belief set of a person.</text:p>
          </table:table-cell>
          <table:table-cell table:style-name="Table1.B4" office:value-type="string">
            <text:p text:style-name="P7">&lt;<text:span text:style-name="T1">信仰</text:span>&gt;</text:p>
            <text:p text:style-name="P31">指出個人的宗教信仰或其他信念。</text:p>
          </table:table-cell>
        </table:table-row>
        <table:table-row>
          <table:table-cell table:style-name="Table1.A4" office:value-type="string">
            <text:p text:style-name="P4">&lt;floruit&gt;</text:p>
            <text:p text:style-name="P10">contains information about a person's period of activity.</text:p>
          </table:table-cell>
          <table:table-cell table:style-name="Table1.B4" office:value-type="string">
            <text:p text:style-name="P7">&lt;<text:span text:style-name="T1">全盛期</text:span>&gt;</text:p>
            <text:p text:style-name="P31">包含個人活動時期的相關資訊。</text:p>
          </table:table-cell>
        </table:table-row>
        <table:table-row>
          <table:table-cell table:style-name="Table1.A4" office:value-type="string">
            <text:p text:style-name="P4">&lt;forename&gt;</text:p>
            <text:p text:style-name="P4">(forename)</text:p>
            <text:p text:style-name="P10">contains a forename, given or baptismal name.</text:p>
          </table:table-cell>
          <table:table-cell table:style-name="Table1.B4" office:value-type="string">
            <text:p text:style-name="P7">&lt;<text:span text:style-name="T1">名</text:span>&gt;</text:p>
            <text:p text:style-name="P7">(<text:span text:style-name="T1">名</text:span>)</text:p>
            <text:p text:style-name="P31">包含名字或教名。</text:p>
          </table:table-cell>
        </table:table-row>
        <table:table-row>
          <table:table-cell table:style-name="Table1.A4" office:value-type="string">
            <text:p text:style-name="P4">&lt;genName&gt;</text:p>
            <text:p text:style-name="P26"><text:span text:style-name="T9">contains a name component used to distinguish otherwise similar </text:span><text:span text:style-name="T10">names on the basis of the relative ages or generations of the persons named.</text:span></text:p>
          </table:table-cell>
          <table:table-cell table:style-name="Table1.B4" office:value-type="string">
            <text:p text:style-name="P7">&lt;<text:span text:style-name="T1">世代名稱</text:span>&gt;</text:p>
            <text:p text:style-name="P9">該名稱用來和其他相似名稱做區別，以個人的相對年紀或隸屬世代作依據。</text:p>
          </table:table-cell>
        </table:table-row>
        <table:table-row>
          <table:table-cell table:style-name="Table1.A4" office:value-type="string">
            <text:p text:style-name="P4">&lt;geog&gt;</text:p>
            <text:p text:style-name="P5"><text:span text:style-name="T2">(</text:span><text:span text:style-name="T3">geographical feature name</text:span><text:span text:style-name="T2">)</text:span></text:p>
            <text:p text:style-name="P26"><text:span text:style-name="T9">contains a common noun identifying some geographical feature </text:span><text:span text:style-name="T10">contained within a geographic name, such as valley, mount etc.</text:span></text:p>
          </table:table-cell>
          <table:table-cell table:style-name="Table1.B4" office:value-type="string">
            <text:p text:style-name="P7">&lt;<text:span text:style-name="T1">地形名稱</text:span>&gt;</text:p>
            <text:p text:style-name="P8"><text:span text:style-name="T2">(</text:span><text:span text:style-name="T5">地理特徵名稱</text:span><text:span text:style-name="T2">)</text:span></text:p>
            <text:p text:style-name="P9">包含通用地形名稱，像是溪谷、山丘等。</text:p>
          </table:table-cell>
        </table:table-row>
        <table:table-row>
          <table:table-cell table:style-name="Table1.A4" office:value-type="string">
            <text:p text:style-name="P4">&lt;geogName&gt;</text:p>
            <text:p text:style-name="P4">(geographical name) </text:p>
            <text:p text:style-name="P4">a name associated with some geographical feature such as Windrush Valley or Mount Sinai. </text:p>
            <text:p text:style-name="P15">Attributes=</text:p>
            <table:table table:name="Table10" table:style-name="Table10">
              <table:table-column table:style-name="Table10.A"/>
              <table:table-header-rows>
                <table:table-row>
                  <table:table-cell table:style-name="Table10.A1" office:value-type="string">
                    <text:p text:style-name="P16">type</text:p>
                    <text:p text:style-name="P16">-provides more culture- linguistic- or application- specific information used to categorize this name component. </text:p>
                    <text:p text:style-name="P17">Value description=</text:p>
                    <table:table table:name="Table11" table:style-name="Table11">
                      <table:table-column table:style-name="Table11.A"/>
                      <table:table-header-rows>
                        <table:table-row>
                          <table:table-cell table:style-name="Table11.A1" office:value-type="string">
                            <text:p text:style-name="P14">one of a set of codes defined for the application. </text:p>
                          </table:table-cell>
                        </table:table-row>
                      </table:table-header-rows>
                    </table:table>
                    <text:p text:style-name="P16"/>
                  </table:table-cell>
                </table:table-row>
              </table:table-header-rows>
            </table:table>
            <text:p text:style-name="P28"/>
          </table:table-cell>
          <table:table-cell table:style-name="Table1.B4" office:value-type="string">
            <text:p text:style-name="P7">&lt;<text:span text:style-name="T1">地理名稱</text:span>&gt;</text:p>
            <text:p text:style-name="P7">(<text:span text:style-name="T1">地理名稱</text:span>) </text:p>
            <text:p text:style-name="P35">與地形名稱結合的地名，像是威拉索溪谷、西奈山等。</text:p>
            <text:p text:style-name="P35"/>
            <text:p text:style-name="P19"><text:span text:style-name="T1">屬性</text:span>=</text:p>
            <table:table table:name="Table57" table:style-name="Table57">
              <table:table-column table:style-name="Table57.A"/>
              <table:table-header-rows>
                <table:table-row>
                  <table:table-cell table:style-name="Table57.A1" office:value-type="string">
                    <text:p text:style-name="P20">類型</text:p>
                    <text:p text:style-name="P21">-<text:span text:style-name="T1">提供該名稱在文化、語言、或應用上的分類資訊。</text:span></text:p>
                    <text:p text:style-name="P21"/>
                    <text:p text:style-name="P23"><text:span text:style-name="T1">屬性值描述</text:span>=</text:p>
                    <table:table table:name="Table58" table:style-name="Table58">
                      <table:table-column table:style-name="Table58.A"/>
                      <table:table-header-rows>
                        <table:table-row>
                          <table:table-cell table:style-name="Table58.A1" office:value-type="string">
                            <text:p text:style-name="P9">應用上所定義的代碼。</text:p>
                          </table:table-cell>
                        </table:table-row>
                      </table:table-header-rows>
                    </table:table>
                    <text:p text:style-name="P21"/>
                  </table:table-cell>
                </table:table-row>
              </table:table-header-rows>
            </table:table>
            <text:p text:style-name="P30"/>
          </table:table-cell>
        </table:table-row>
        <table:table-row>
          <table:table-cell table:style-name="Table1.A4" office:value-type="string">
            <text:p text:style-name="P4">&lt;hour&gt;</text:p>
            <text:p text:style-name="P4">(hour)</text:p>
            <text:p text:style-name="P10">the hour component of a temporal expression</text:p>
          </table:table-cell>
          <table:table-cell table:style-name="Table1.B4" office:value-type="string">
            <text:p text:style-name="P7">&lt;<text:span text:style-name="T1">時</text:span>&gt;</text:p>
            <text:p text:style-name="P7">(<text:span text:style-name="T1">時</text:span>)</text:p>
            <text:p text:style-name="P31">時間表示上的時元素。</text:p>
          </table:table-cell>
        </table:table-row>
        <table:table-row>
          <table:table-cell table:style-name="Table1.A4" office:value-type="string">
            <text:p text:style-name="P4">&lt;langKnowledge&gt;</text:p>
            <text:p text:style-name="P4">summarizes the state of a person's linguistic knowledge, either as prose or by a list of langKnown elements. </text:p>
            <text:p text:style-name="P15">Attributes=</text:p>
            <table:table table:name="Table12" table:style-name="Table12">
              <table:table-column table:style-name="Table12.A"/>
              <table:table-header-rows>
                <table:table-row>
                  <table:table-cell table:style-name="Table12.A1" office:value-type="string">
                    <text:p text:style-name="P16">tags</text:p>
                    <text:p text:style-name="P16">-supplies one or more valid language tags for the languages specified </text:p>
                  </table:table-cell>
                </table:table-row>
              </table:table-header-rows>
            </table:table>
            <text:p text:style-name="P28"/>
          </table:table-cell>
          <table:table-cell table:style-name="Table1.B4" office:value-type="string">
            <text:p text:style-name="P7">&lt;<text:span text:style-name="T1">語言知識</text:span>&gt;</text:p>
            <text:p text:style-name="P35">包含個人的語言認知狀態，可以敘述的方式或用元素已知語言的條列形式來表達。</text:p>
            <text:p text:style-name="P19"><text:span text:style-name="T1">屬性</text:span>=</text:p>
            <table:table table:name="Table59" table:style-name="Table59">
              <table:table-column table:style-name="Table59.A"/>
              <table:table-header-rows>
                <table:table-row>
                  <table:table-cell table:style-name="Table59.A1" office:value-type="string">
                    <text:p text:style-name="P21">tags</text:p>
                    <text:p text:style-name="P21">-<text:span text:style-name="T1">提供一個或多個有效的所指語言標籤</text:span></text:p>
                  </table:table-cell>
                </table:table-row>
              </table:table-header-rows>
            </table:table>
            <text:p text:style-name="P30"/>
          </table:table-cell>
        </table:table-row>
        <table:table-row>
          <table:table-cell table:style-name="Table1.A4" office:value-type="string">
            <text:p text:style-name="P4">&lt;langKnown&gt;</text:p>
            <text:p text:style-name="P4">(linguistic competence) </text:p>
            <text:p text:style-name="P4">summarizes the state of a person's knowledge of a single language. </text:p>
            <text:p text:style-name="P32">Attributes=</text:p>
            <table:table table:name="Table13" table:style-name="Table13">
              <table:table-column table:style-name="Table13.A"/>
              <table:table-header-rows>
                <table:table-row>
                  <table:table-cell table:style-name="Table13.A1" office:value-type="string">
                    <text:p text:style-name="P33">tag</text:p>
                    <text:p text:style-name="P33">-supplies a valid language tag for the language concerned. </text:p>
                  </table:table-cell>
                </table:table-row>
              </table:table-header-rows>
              <table:table-row>
                <table:table-cell table:style-name="Table13.A2" office:value-type="string">
                  <text:p text:style-name="P39">level</text:p>
                  <text:p text:style-name="P39">-a code indicating the person's level of knowledge for this language </text:p>
                </table:table-cell>
              </table:table-row>
            </table:table>
            <text:p text:style-name="P4"/>
          </table:table-cell>
          <table:table-cell table:style-name="Table1.B4" office:value-type="string">
            <text:p text:style-name="P7">&lt;<text:span text:style-name="T1">已知語言</text:span>&gt;</text:p>
            <text:p text:style-name="P7">(<text:span text:style-name="T1">語言能力</text:span>) </text:p>
            <text:p text:style-name="P35">個人對於某單一語言的認知狀態。</text:p>
            <text:p text:style-name="P35"/>
            <text:p text:style-name="P36"><text:span text:style-name="T1">屬性</text:span>=</text:p>
            <table:table table:name="Table60" table:style-name="Table60">
              <table:table-column table:style-name="Table60.A"/>
              <table:table-header-rows>
                <table:table-row>
                  <table:table-cell table:style-name="Table60.A1" office:value-type="string">
                    <text:p text:style-name="P40">標籤</text:p>
                    <text:p text:style-name="P38">-用<text:span text:style-name="T1">有效的語言標籤來表示所指語言。</text:span></text:p>
                    <text:p text:style-name="P40"/>
                  </table:table-cell>
                </table:table-row>
              </table:table-header-rows>
              <table:table-row>
                <table:table-cell table:style-name="Table60.A2" office:value-type="string">
                  <text:p text:style-name="P41">程度</text:p>
                  <text:p text:style-name="P42">-<text:span text:style-name="T1">用代號來表示個人對該語言的認知程度。</text:span>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e1.A4" office:value-type="string">
            <text:p text:style-name="P4">&lt;listPerson&gt;</text:p>
            <text:p text:style-name="P26"><text:span text:style-name="T9">contains a list of descriptions, each of which provides information about an identifiable individual, for </text:span><text:span text:style-name="T10">example the participants in a language interaction, or the people referred to in a historical source. </text:span></text:p>
          </table:table-cell>
          <table:table-cell table:style-name="Table1.B4" office:value-type="string">
            <text:p text:style-name="P7">&lt;<text:span text:style-name="T1">人物清單</text:span>&gt;</text:p>
            <text:p text:style-name="P9">人物介紹清單，其中每個項目包含一個已知人物的相關資料，例如語言互動中的參與者、或是在歷史來源中提及的人物。</text:p>
          </table:table-cell>
        </table:table-row>
        <table:table-row>
          <table:table-cell table:style-name="Table1.A4" office:value-type="string">
            <text:p text:style-name="P4">&lt;minute&gt;</text:p>
            <text:p text:style-name="P4">(minute)</text:p>
            <text:p text:style-name="P10">the minute component of a structured time expression.</text:p>
          </table:table-cell>
          <table:table-cell table:style-name="Table1.B4" office:value-type="string">
            <text:p text:style-name="P7">&lt;<text:span text:style-name="T1">分</text:span>&gt;</text:p>
            <text:p text:style-name="P7">(<text:span text:style-name="T1">分</text:span>)</text:p>
            <text:p text:style-name="P31">時間表達結構中的分元素。</text:p>
          </table:table-cell>
        </table:table-row>
        <table:table-row>
          <table:table-cell table:style-name="Table1.A4" office:value-type="string">
            <text:p text:style-name="P4">&lt;month&gt;</text:p>
            <text:p text:style-name="P4">(month)</text:p>
            <text:p text:style-name="P10">the month component of a structured date.</text:p>
          </table:table-cell>
          <table:table-cell table:style-name="Table1.B4" office:value-type="string">
            <text:p text:style-name="P7">&lt;<text:span text:style-name="T1">月</text:span>&gt;</text:p>
            <text:p text:style-name="P7">(<text:span text:style-name="T1">月</text:span>)</text:p>
            <text:p text:style-name="P31">完整日期結構中的月元素。</text:p>
          </table:table-cell>
        </table:table-row>
        <table:table-row>
          <table:table-cell table:style-name="Table1.A4" office:value-type="string">
            <text:p text:style-name="P4">&lt;nameLink&gt;</text:p>
            <text:p text:style-name="P4">(name link)</text:p>
            <text:p text:style-name="P26"><text:span text:style-name="T9">contains a connecting phrase or link used within a name but not </text:span><text:span text:style-name="T10">regarded as part of it, such as <text:s/>van der or of.</text:span></text:p>
          </table:table-cell>
          <table:table-cell table:style-name="Table1.B4" office:value-type="string">
            <text:p text:style-name="P7">&lt;<text:span text:style-name="T1">名稱連結</text:span>&gt;</text:p>
            <text:p text:style-name="P7">(<text:span text:style-name="T1">名稱連結</text:span>)</text:p>
            <text:p text:style-name="P43"><text:span text:style-name="T13">包含一個名稱中的連結字彙，但不屬於該名稱的一部份，像是</text:span><text:span text:style-name="T14"> van der </text:span><text:span text:style-name="T13">或是</text:span><text:span text:style-name="T14"> of.</text:span></text:p>
          </table:table-cell>
        </table:table-row>
        <table:table-row>
          <table:table-cell table:style-name="Table1.A4" office:value-type="string">
            <text:p text:style-name="P4">&lt;nationality&gt;</text:p>
            <text:p text:style-name="P6"><text:span text:style-name="T2">contains an informal description of a person's present </text:span>or past nationality or citizenship.</text:p>
            <text:p text:style-name="P15">Attributes=</text:p>
            <table:table table:name="Table14" table:style-name="Table14">
              <table:table-column table:style-name="Table14.A"/>
              <table:table-header-rows>
                <table:table-row>
                  <table:table-cell table:style-name="Table14.A1" office:value-type="string">
                    <text:p text:style-name="P16">reg </text:p>
                    <text:p text:style-name="P27"><text:span text:style-name="T11">-</text:span><text:span text:style-name="T6">supplies a regularized form of the country name using a name or code from ISO 3166</text:span></text:p>
                    <text:p text:style-name="P17">Value description=</text:p>
                    <table:table table:name="Table15" table:style-name="Table15">
                      <table:table-column table:style-name="Table15.A"/>
                      <table:table-header-rows>
                        <table:table-row>
                          <table:table-cell table:style-name="Table15.A1" office:value-type="string">
                            <text:p text:style-name="P6">The value used may be either a country name or a short code. Both are defined in ISO 3166-1.</text:p>
                          </table:table-cell>
                        </table:table-row>
                      </table:table-header-rows>
                    </table:table>
                    <text:p text:style-name="P16"/>
                  </table:table-cell>
                </table:table-row>
              </table:table-header-rows>
            </table:table>
            <text:p text:style-name="P18"/>
          </table:table-cell>
          <table:table-cell table:style-name="Table1.B4" office:value-type="string">
            <text:p text:style-name="P7">&lt;<text:span text:style-name="T1">國籍</text:span>&gt;</text:p>
            <text:p text:style-name="P9">包含非正式的敘述，表示個人現在或過去擁有的國籍或公民身分。</text:p>
            <text:p text:style-name="P19"><text:span text:style-name="T1">屬性</text:span>=</text:p>
            <table:table table:name="Table61" table:style-name="Table61">
              <table:table-column table:style-name="Table61.A"/>
              <table:table-header-rows>
                <table:table-row>
                  <table:table-cell table:style-name="Table61.A1" office:value-type="string">
                    <text:p text:style-name="P20">reg <text:s/></text:p>
                    <text:p text:style-name="P9">-提供國家的標準格式名稱，該名稱或編碼出自ISO3166。</text:p>
                    <text:p text:style-name="P9"/>
                    <text:p text:style-name="P23"><text:span text:style-name="T1">屬性值描述</text:span>=</text:p>
                    <table:table table:name="Table62" table:style-name="Table62">
                      <table:table-column table:style-name="Table62.A"/>
                      <table:table-header-rows>
                        <table:table-row>
                          <table:table-cell table:style-name="Table62.A1" office:value-type="string">
                            <text:p text:style-name="P9">屬性值可能是國家名稱或是一個短碼，兩者皆定義在ISO3166中。</text:p>
                          </table:table-cell>
                        </table:table-row>
                      </table:table-header-rows>
                    </table:table>
                    <text:p text:style-name="P21"/>
                  </table:table-cell>
                </table:table-row>
              </table:table-header-rows>
            </table:table>
            <text:p text:style-name="P30"/>
          </table:table-cell>
        </table:table-row>
        <table:table-row>
          <table:table-cell table:style-name="Table1.A4" office:value-type="string">
            <text:p text:style-name="P4">&lt;occasion&gt;</text:p>
            <text:p text:style-name="P10">a temporal expression (either a date or a time)</text:p>
            <text:p text:style-name="P6">given in terms of a named occasion such as a holiday, a named time of day, or some notable event.</text:p>
          </table:table-cell>
          <table:table-cell table:style-name="Table1.B4" office:value-type="string">
            <text:p text:style-name="P7">&lt;<text:span text:style-name="T1">場合</text:span>&gt;</text:p>
            <text:p text:style-name="P35">時間上的表示(日期或時間)，表示一個特定場合，像是節慶、一天中的特定時間、或是著名的事件。</text:p>
            <text:p text:style-name="P11"/>
          </table:table-cell>
        </table:table-row>
        <table:table-row>
          <table:table-cell table:style-name="Table1.A4" office:value-type="string">
            <text:p text:style-name="P4">&lt;occupation&gt;</text:p>
            <text:p text:style-name="P4">contains an informal description of a person's trade, profession or occupation. </text:p>
            <text:p text:style-name="P32">Attributes=</text:p>
            <table:table table:name="Table16" table:style-name="Table16">
              <table:table-column table:style-name="Table16.A"/>
              <table:table-header-rows>
                <table:table-row>
                  <table:table-cell table:style-name="Table16.A1" office:value-type="string">
                    <text:p text:style-name="P33">scheme</text:p>
                    <text:p text:style-name="P44"><text:span text:style-name="T15">-identifies the classificati</text:span><text:span text:style-name="T16">on system or taxonomy in use by supplying the identifier of a </text:span><text:span text:style-name="T17">&lt;gi&gt;taxonomy&lt;/gi&gt;</text:span></text:p>
                    <text:p text:style-name="P45"><text:s/>element elsewhere in the header. </text:p>
                    <text:p text:style-name="P46">Value description=</text:p>
                    <table:table table:name="Table17" table:style-name="Table17">
                      <table:table-column table:style-name="Table17.A"/>
                      <table:table-header-rows>
                        <table:table-row>
                          <table:table-cell table:style-name="Table17.A1" office:value-type="string">
                            <text:p text:style-name="P47">must identify a &lt;gi&gt;taxonomy&lt;/gi&gt; element</text:p>
                          </table:table-cell>
                        </table:table-row>
                      </table:table-header-rows>
                    </table:table>
                    <text:p text:style-name="P33"/>
                  </table:table-cell>
                </table:table-row>
              </table:table-header-rows>
              <table:table-row>
                <table:table-cell table:style-name="Table16.A2" office:value-type="string">
                  <text:p text:style-name="P39">code</text:p>
                  <text:p text:style-name="P48"><text:span text:style-name="T15">-identifies an occupation code defined within the classification system or taxonomy defined by the </text:span><text:span text:style-name="T18">&lt;att&gt;scheme&lt;/att&gt; </text:span><text:span text:style-name="T15">attribute. </text:span></text:p>
                  <text:p text:style-name="P46">Value description=</text:p>
                  <table:table table:name="Table18" table:style-name="Table18">
                    <table:table-column table:style-name="Table18.A"/>
                    <table:table-header-rows>
                      <table:table-row>
                        <table:table-cell table:style-name="Table18.A1" office:value-type="string">
                          <text:p text:style-name="P47">Must identify a &lt;gi&gt;category&lt;/gi&gt; element</text:p>
                        </table:table-cell>
                      </table:table-row>
                    </table:table-header-rows>
                  </table:table>
                  <text:p text:style-name="P33"/>
                </table:table-cell>
              </table:table-row>
            </table:table>
            <text:p text:style-name="P4"/>
          </table:table-cell>
          <table:table-cell table:style-name="Table1.B4" office:value-type="string">
            <text:p text:style-name="P7">&lt;<text:span text:style-name="T1">職業</text:span>&gt;</text:p>
            <text:p text:style-name="P35">包含<text:span text:style-name="T19">非正式的敘述，表示個人所從事的行業或所屬的專業。</text:span></text:p>
            <text:p text:style-name="P49"/>
            <text:p text:style-name="P36"><text:span text:style-name="T1">屬性</text:span>=</text:p>
            <table:table table:name="Table63" table:style-name="Table63">
              <table:table-column table:style-name="Table63.A"/>
              <table:table-header-rows>
                <table:table-row>
                  <table:table-cell table:style-name="Table63.A1" office:value-type="string">
                    <text:p text:style-name="P40">架構</text:p>
                    <text:p text:style-name="P50"><text:span text:style-name="T15">-提供在標頭中</text:span><text:span text:style-name="T20">元素&lt;gi&gt;分類法&lt;/gi&gt;的識別符號，來指出所使用的分類系統或分類法。</text:span></text:p>
                    <text:p text:style-name="P51"/>
                    <text:p text:style-name="P52"><text:span text:style-name="T1">屬性值描述</text:span>=</text:p>
                    <table:table table:name="Table64" table:style-name="Table64">
                      <table:table-column table:style-name="Table64.A"/>
                      <table:table-header-rows>
                        <table:table-row>
                          <table:table-cell table:style-name="Table64.A1" office:value-type="string">
                            <text:p text:style-name="P53">必須確認元素&lt;gi&gt;分類法&lt;/gi&gt;</text:p>
                          </table:table-cell>
                        </table:table-row>
                      </table:table-header-rows>
                    </table:table>
                    <text:p text:style-name="P38"/>
                  </table:table-cell>
                </table:table-row>
              </table:table-header-rows>
              <table:table-row>
                <table:table-cell table:style-name="Table63.A2" office:value-type="string">
                  <text:p text:style-name="P41">代號</text:p>
                  <text:p text:style-name="P54"><text:span text:style-name="T15">-所標明的</text:span><text:span text:style-name="T21">職業代號被定義在由屬性&lt;att&gt;架構&lt;/att&gt;所規定的分類系統或分類法當中。</text:span><text:span text:style-name="T15"> </text:span></text:p>
                  <text:p text:style-name="P42"/>
                  <text:p text:style-name="P52"><text:span text:style-name="T1">屬性值描述</text:span>=</text:p>
                  <table:table table:name="Table65" table:style-name="Table65">
                    <table:table-column table:style-name="Table65.A"/>
                    <table:table-header-rows>
                      <table:table-row>
                        <table:table-cell table:style-name="Table65.A1" office:value-type="string">
                          <text:p text:style-name="P53">必須確認元素&lt;gi&gt;類目&lt;/gi&gt;</text:p>
                        </table:table-cell>
                      </table:table-row>
                    </table:table-header-rows>
                  </table:table>
                  <text:p text:style-name="P38"/>
                </table:table-cell>
              </table:table-row>
            </table:table>
            <text:p text:style-name="P7"/>
          </table:table-cell>
        </table:table-row>
        <table:table-row>
          <table:table-cell table:style-name="Table1.A4" office:value-type="string">
            <text:p text:style-name="P4">&lt;<text:span text:style-name="T22">offset</text:span>&gt;</text:p>
            <text:p text:style-name="P4">(offset)</text:p>
            <text:p text:style-name="P26"><text:span text:style-name="T9">that <text:s/>part of a relative temporal or spatial expression </text:span><text:span text:style-name="T10">which indicates the direction of the offset between the two place names, dates, or times involved in the expression.</text:span></text:p>
          </table:table-cell>
          <table:table-cell table:style-name="Table1.B4" office:value-type="string">
            <text:p text:style-name="P7">&lt;<text:span text:style-name="T23">差距方向</text:span>&gt;</text:p>
            <text:p text:style-name="P7">(<text:span text:style-name="T23">差距方向</text:span>)</text:p>
            <text:p text:style-name="P9">在時間或空間差距的表示中，該部分指出兩個地名、日期、或時間之間差距的方向性。</text:p>
          </table:table-cell>
        </table:table-row>
        <table:table-row>
          <table:table-cell table:style-name="Table1.A4" office:value-type="string">
            <text:p text:style-name="P4">&lt;orgDivn&gt;</text:p>
            <text:p text:style-name="P55"><text:span text:style-name="T10">(organizational division</text:span><text:span text:style-name="T24">)</text:span></text:p>
            <text:p text:style-name="P10">indicates a division, branch or department specified</text:p>
            <text:p text:style-name="P6">in an organizational name.</text:p>
            <text:p text:style-name="P32">Attributes=</text:p>
            <table:table table:name="Table19" table:style-name="Table19">
              <table:table-column table:style-name="Table19.A"/>
              <table:table-header-rows>
                <table:table-row>
                  <table:table-cell table:style-name="Table19.A1" office:value-type="string">
                    <text:p text:style-name="P45">type</text:p>
                    <text:p text:style-name="P56"><text:span text:style-name="T25">-</text:span><text:span text:style-name="T6">more fully describes the organization division specified in the name component. Possible values include &lt;q&gt;branch&lt;/q&gt;, &lt;q&gt;department&lt;/q&gt;,</text:span></text:p>
                    <text:p text:style-name="P6">&lt;q&gt;section&lt;/q&gt;, &lt;q&gt;division&lt;/q&gt;, etc.</text:p>
                    <text:p text:style-name="P46">Value description=</text:p>
                    <table:table table:name="Table20" table:style-name="Table20">
                      <table:table-column table:style-name="Table20.A"/>
                      <table:table-header-rows>
                        <table:table-row>
                          <table:table-cell table:style-name="Table20.A1" office:value-type="string">
                            <text:p text:style-name="P47">any string of characters</text:p>
                          </table:table-cell>
                        </table:table-row>
                      </table:table-header-rows>
                    </table:table>
                    <text:p text:style-name="P33"/>
                  </table:table-cell>
                </table:table-row>
              </table:table-header-rows>
              <table:table-row>
                <table:table-cell table:style-name="Table19.A2" office:value-type="string">
                  <text:p text:style-name="P39">reg</text:p>
                  <text:p text:style-name="P27"><text:span text:style-name="T26">-</text:span><text:span text:style-name="T6">gives a normalized or regularized form of the organizational division.</text:span></text:p>
                  <text:p text:style-name="P46">Value description=</text:p>
                  <table:table table:name="Table21" table:style-name="Table21">
                    <table:table-column table:style-name="Table21.A"/>
                    <table:table-header-rows>
                      <table:table-row>
                        <table:table-cell table:style-name="Table21.A1" office:value-type="string">
                          <text:p text:style-name="P47">Any string of characters.</text:p>
                        </table:table-cell>
                      </table:table-row>
                    </table:table-header-rows>
                  </table:table>
                  <text:p text:style-name="P33"/>
                </table:table-cell>
              </table:table-row>
            </table:table>
            <text:p text:style-name="P13"/>
          </table:table-cell>
          <table:table-cell table:style-name="Table1.B4" office:value-type="string">
            <text:p text:style-name="P7">&lt;<text:span text:style-name="T1">組織分部</text:span>&gt;</text:p>
            <text:p text:style-name="P11">(<text:span text:style-name="T1">組織分部</text:span>)</text:p>
            <text:p text:style-name="P57">指出一個特定組織的分支、分會、或分部。</text:p>
            <text:p text:style-name="P57"/>
            <text:p text:style-name="P36"><text:span text:style-name="T1">屬性</text:span>=</text:p>
            <table:table table:name="Table66" table:style-name="Table66">
              <table:table-column table:style-name="Table66.A"/>
              <table:table-header-rows>
                <table:table-row>
                  <table:table-cell table:style-name="Table66.A1" office:value-type="string">
                    <text:p text:style-name="P58">類型</text:p>
                    <text:p text:style-name="P59"><text:span text:style-name="T16">-</text:span><text:span text:style-name="T27">更完整說明該組織名稱中所指的分支。可能屬性值</text:span><text:span text:style-name="T20">有</text:span><text:span text:style-name="T27">：</text:span><text:span text:style-name="T7"> &lt;q&gt;</text:span><text:span text:style-name="T8">分支</text:span><text:span text:style-name="T7">&lt;/q&gt;</text:span><text:span text:style-name="T8">、</text:span><text:span text:style-name="T7">&lt;q&gt;</text:span><text:span text:style-name="T8">部門</text:span><text:span text:style-name="T7">&lt;/q&gt;</text:span><text:span text:style-name="T8">、</text:span><text:span text:style-name="T7">&lt;q&gt;</text:span><text:span text:style-name="T8">分科</text:span><text:span text:style-name="T7">&lt;/q&gt;</text:span><text:span text:style-name="T8">、</text:span><text:span text:style-name="T7">&lt;q&gt;分</text:span><text:span text:style-name="T8">處</text:span><text:span text:style-name="T7">&lt;/q&gt;</text:span><text:span text:style-name="T8">等。</text:span></text:p>
                    <text:p text:style-name="P9"/>
                    <text:p text:style-name="P52"><text:span text:style-name="T1">屬性值描述</text:span>=</text:p>
                    <table:table table:name="Table67" table:style-name="Table67">
                      <table:table-column table:style-name="Table67.A"/>
                      <table:table-header-rows>
                        <table:table-row>
                          <table:table-cell table:style-name="Table67.A1" office:value-type="string">
                            <text:p text:style-name="P53">任何字串。</text:p>
                          </table:table-cell>
                        </table:table-row>
                      </table:table-header-rows>
                    </table:table>
                    <text:p text:style-name="P38"/>
                  </table:table-cell>
                </table:table-row>
              </table:table-header-rows>
              <table:table-row>
                <table:table-cell table:style-name="Table66.A2" office:value-type="string">
                  <text:p text:style-name="P42">reg</text:p>
                  <text:p text:style-name="P37"><text:span text:style-name="T15">-</text:span><text:span text:style-name="T20">提供該組織分部的正式名稱。 </text:span></text:p>
                  <text:p text:style-name="P60"/>
                  <text:p text:style-name="P52"><text:span text:style-name="T1">屬性值描述</text:span>=</text:p>
                  <table:table table:name="Table68" table:style-name="Table68">
                    <table:table-column table:style-name="Table68.A"/>
                    <table:table-header-rows>
                      <table:table-row>
                        <table:table-cell table:style-name="Table68.A1" office:value-type="string">
                          <text:p text:style-name="P53">任何字串。</text:p>
                        </table:table-cell>
                      </table:table-row>
                    </table:table-header-rows>
                  </table:table>
                  <text:p text:style-name="P38"/>
                </table:table-cell>
              </table:table-row>
            </table:table>
            <text:p text:style-name="P11"/>
          </table:table-cell>
        </table:table-row>
        <table:table-row>
          <table:table-cell table:style-name="Table1.A4" office:value-type="string">
            <text:p text:style-name="P4">&lt;orgName&gt;</text:p>
            <text:p text:style-name="P4">(organization name) </text:p>
            <text:p text:style-name="P4">contains an organizational name. </text:p>
            <text:p text:style-name="P32">Attributes=</text:p>
            <table:table table:name="Table22" table:style-name="Table22">
              <table:table-column table:style-name="Table22.A"/>
              <table:table-header-rows>
                <table:table-row>
                  <table:table-cell table:style-name="Table22.A1" office:value-type="string">
                    <text:p text:style-name="P45">type</text:p>
                    <text:p text:style-name="P27"><text:span text:style-name="T25">-</text:span><text:span text:style-name="T6">more fully describes the organization indicated in the organizational name. Possible values include &lt;q&gt;voluntary&lt;/q&gt;, &lt;q&gt;political&lt;/q&gt;, &lt;q&gt;governmental&lt;/q&gt;, &lt;q&gt;industrial&lt;/q&gt;, &lt;q&gt;commercial&lt;/q&gt;, etc.</text:span></text:p>
                  </table:table-cell>
                </table:table-row>
              </table:table-header-rows>
              <table:table-row>
                <table:table-cell table:style-name="Table22.A2" office:value-type="string">
                  <text:p text:style-name="P61">key</text:p>
                  <text:p text:style-name="P6"><text:span text:style-name="T15">-</text:span>provides an alternative identifier for the organization being named, such as a database record key.</text:p>
                  <text:p text:style-name="P46">Value description=</text:p>
                  <table:table table:name="Table24" table:style-name="Table24">
                    <table:table-column table:style-name="Table24.A"/>
                    <table:table-header-rows>
                      <table:table-row>
                        <table:table-cell table:style-name="Table24.A1" office:value-type="string">
                          <text:p text:style-name="P47">any string</text:p>
                        </table:table-cell>
                      </table:table-row>
                    </table:table-header-rows>
                  </table:table>
                  <text:p text:style-name="P33"/>
                </table:table-cell>
              </table:table-row>
              <table:table-row>
                <table:table-cell table:style-name="Table22.A2" office:value-type="string">
                  <text:p text:style-name="P39">reg</text:p>
                  <text:p text:style-name="P27"><text:span text:style-name="T26">-</text:span><text:span text:style-name="T6">gives a normalized or regularized form of the organization name.</text:span></text:p>
                  <text:p text:style-name="P46">Value description=</text:p>
                  <table:table table:name="Table25" table:style-name="Table25">
                    <table:table-column table:style-name="Table25.A"/>
                    <table:table-header-rows>
                      <table:table-row>
                        <table:table-cell table:style-name="Table25.A1" office:value-type="string">
                          <text:p text:style-name="P47">Any string of characters.</text:p>
                        </table:table-cell>
                      </table:table-row>
                    </table:table-header-rows>
                  </table:table>
                  <text:p text:style-name="P33"/>
                </table:table-cell>
              </table:table-row>
            </table:table>
            <text:p text:style-name="P13"/>
          </table:table-cell>
          <table:table-cell table:style-name="Table1.B4" office:value-type="string">
            <text:p text:style-name="P7">&lt;<text:span text:style-name="T1">組織名稱</text:span>&gt;</text:p>
            <text:p text:style-name="P7">(<text:span text:style-name="T1">組織名稱</text:span>) </text:p>
            <text:p text:style-name="P35">包含一個組織名稱。</text:p>
            <text:p text:style-name="P36"><text:span text:style-name="T1">屬性</text:span>=</text:p>
            <table:table table:name="Table69" table:style-name="Table69">
              <table:table-column table:style-name="Table69.A"/>
              <table:table-header-rows>
                <table:table-row>
                  <table:table-cell table:style-name="Table69.A1" office:value-type="string">
                    <text:p text:style-name="P58">類型</text:p>
                    <text:p text:style-name="P37"><text:span text:style-name="T28">-</text:span><text:span text:style-name="T20">更完整說明該組織性質。可能屬性值有：</text:span><text:span text:style-name="T7">&lt;q&gt;</text:span><text:span text:style-name="T8">自助</text:span><text:span text:style-name="T7">&lt;/q&gt;</text:span><text:span text:style-name="T8">、</text:span><text:span text:style-name="T7">&lt;q&gt;</text:span><text:span text:style-name="T8">政治</text:span><text:span text:style-name="T7">&lt;/q&gt;</text:span><text:span text:style-name="T8">、</text:span><text:span text:style-name="T7">&lt;q&gt;</text:span><text:span text:style-name="T8">政府</text:span><text:span text:style-name="T7">&lt;/q&gt;</text:span><text:span text:style-name="T8">、</text:span><text:span text:style-name="T7">&lt;q&gt;</text:span><text:span text:style-name="T8">工業</text:span><text:span text:style-name="T7">&lt;/q&gt;</text:span><text:span text:style-name="T8">、</text:span><text:span text:style-name="T7">&lt;q&gt;</text:span><text:span text:style-name="T8">商業</text:span><text:span text:style-name="T7">&lt;/q&gt;</text:span><text:span text:style-name="T8">等。</text:span></text:p>
                    <text:p text:style-name="P9"/>
                    <text:p text:style-name="P9"/>
                  </table:table-cell>
                </table:table-row>
              </table:table-header-rows>
              <table:table-row>
                <table:table-cell table:style-name="Table69.A2" office:value-type="string">
                  <text:p text:style-name="P62">關鍵字</text:p>
                  <text:p text:style-name="P24"><text:span text:style-name="T15">-</text:span><text:span text:style-name="T21">提供該組織的替代識別名稱，像是資料庫建檔關鍵字。</text:span></text:p>
                  <text:p text:style-name="P60"/>
                  <text:p text:style-name="P52"><text:span text:style-name="T1">屬性值描述</text:span>=</text:p>
                  <table:table table:name="Table70" table:style-name="Table70">
                    <table:table-column table:style-name="Table70.A"/>
                    <table:table-header-rows>
                      <table:table-row>
                        <table:table-cell table:style-name="Table70.A1" office:value-type="string">
                          <text:p text:style-name="P53">任何字串。</text:p>
                        </table:table-cell>
                      </table:table-row>
                    </table:table-header-rows>
                  </table:table>
                  <text:p text:style-name="P38"/>
                </table:table-cell>
              </table:table-row>
              <table:table-row>
                <table:table-cell table:style-name="Table69.A2" office:value-type="string">
                  <text:p text:style-name="P42">reg</text:p>
                  <text:p text:style-name="P37"><text:span text:style-name="T15">-</text:span><text:span text:style-name="T20">提供該組織的正式名稱。</text:span></text:p>
                  <text:p text:style-name="P60"/>
                  <text:p text:style-name="P52"><text:span text:style-name="T1">屬性值描述</text:span>=</text:p>
                  <table:table table:name="Table71" table:style-name="Table71">
                    <table:table-column table:style-name="Table71.A"/>
                    <table:table-header-rows>
                      <table:table-row>
                        <table:table-cell table:style-name="Table71.A1" office:value-type="string">
                          <text:p text:style-name="P53">任何字串。</text:p>
                        </table:table-cell>
                      </table:table-row>
                    </table:table-header-rows>
                  </table:table>
                  <text:p text:style-name="P38"/>
                </table:table-cell>
              </table:table-row>
            </table:table>
            <text:p text:style-name="P11"/>
          </table:table-cell>
        </table:table-row>
        <table:table-row>
          <table:table-cell table:style-name="Table1.A32" office:value-type="string">
            <text:p text:style-name="P4">&lt;orgTitle&gt;</text:p>
            <text:p text:style-name="P4">(organization title) </text:p>
            <text:p text:style-name="P4">contains the proper name component of an organizational name. </text:p>
            <text:p text:style-name="P32">attributes=</text:p>
            <table:table table:name="Table23" table:style-name="Table23">
              <table:table-column table:style-name="Table23.A"/>
              <table:table-header-rows>
                <table:table-row>
                  <table:table-cell table:style-name="Table23.A1" office:value-type="string">
                    <text:p text:style-name="P63">type</text:p>
                    <text:p text:style-name="P64"><text:span text:style-name="T25">-</text:span><text:span text:style-name="T6">more fully describes the organization title. Possible values include &lt;q&gt;formal&lt;/q&gt;, &lt;q&gt;colloquial&lt;/q&gt;, &lt;q&gt;acronym&lt;/q&gt;, etc.</text:span></text:p>
                    <text:p text:style-name="P65">value description=</text:p>
                    <table:table table:name="Table26" table:style-name="Table26">
                      <table:table-column table:style-name="Table26.A"/>
                      <table:table-header-rows>
                        <table:table-row>
                          <table:table-cell table:style-name="Table26.A1" office:value-type="string">
                            <text:p text:style-name="P66">any string of characters</text:p>
                          </table:table-cell>
                        </table:table-row>
                      </table:table-header-rows>
                    </table:table>
                    <text:p text:style-name="P67"/>
                  </table:table-cell>
                </table:table-row>
              </table:table-header-rows>
              <table:table-row>
                <table:table-cell table:style-name="Table23.A2" office:value-type="string">
                  <text:p text:style-name="P68">reg</text:p>
                  <text:p text:style-name="P69"><text:span text:style-name="T26">-</text:span><text:span text:style-name="T6">gives a normalized or regularized form of the organization title.</text:span></text:p>
                  <text:p text:style-name="P65">value description=</text:p>
                  <table:table table:name="Table27" table:style-name="Table27">
                    <table:table-column table:style-name="Table27.A"/>
                    <table:table-header-rows>
                      <table:table-row>
                        <table:table-cell table:style-name="Table27.A1" office:value-type="string">
                          <text:p text:style-name="P66">Any string of characters.</text:p>
                        </table:table-cell>
                      </table:table-row>
                    </table:table-header-rows>
                  </table:table>
                  <text:p text:style-name="P67"/>
                </table:table-cell>
              </table:table-row>
            </table:table>
            <text:p text:style-name="P13"/>
          </table:table-cell>
          <table:table-cell table:style-name="Table1.B32" office:value-type="string">
            <text:p text:style-name="P7">&lt;<text:span text:style-name="T1">組</text:span><text:span text:style-name="T1">織</text:span><text:span text:style-name="T1">稱號</text:span>&gt;</text:p>
            <text:p text:style-name="P7">(<text:span text:style-name="T1">組</text:span><text:span text:style-name="T1">織</text:span><text:span text:style-name="T1">稱號</text:span>) </text:p>
            <text:p text:style-name="P35">包含組織名稱特有的稱號。</text:p>
            <text:p text:style-name="P7"/>
            <text:p text:style-name="P36"><text:span text:style-name="T1">屬性</text:span>=</text:p>
            <table:table table:name="Table72" table:style-name="Table72">
              <table:table-column table:style-name="Table72.A"/>
              <table:table-header-rows>
                <table:table-row>
                  <table:table-cell table:style-name="Table72.A1" office:value-type="string">
                    <text:p text:style-name="P58">類型</text:p>
                    <text:p text:style-name="P70"><text:span text:style-name="T29">-</text:span><text:span text:style-name="T30">更詳細說明該組織</text:span><text:span text:style-name="T20">稱號</text:span><text:span text:style-name="T30">。可用屬性</text:span><text:span text:style-name="T30">值</text:span><text:span text:style-name="T30">包括：&lt;q&gt;</text:span><text:span text:style-name="T30">正式</text:span><text:span text:style-name="T30">&lt;/q&gt;</text:span><text:span text:style-name="T30">、</text:span><text:span text:style-name="T30">&lt;q&gt;</text:span><text:span text:style-name="T30">口語</text:span><text:span text:style-name="T30">&lt;/q&gt;</text:span><text:span text:style-name="T30">、&lt;q&gt;</text:span><text:span text:style-name="T30">縮寫</text:span><text:span text:style-name="T30">&lt;/q&gt;</text:span><text:span text:style-name="T30">等。</text:span></text:p>
                    <text:p text:style-name="P71"/>
                    <text:p text:style-name="P72"><text:span text:style-name="T1">屬性值描述</text:span>=</text:p>
                    <table:table table:name="Table73" table:style-name="Table73">
                      <table:table-column table:style-name="Table73.A"/>
                      <table:table-header-rows>
                        <table:table-row>
                          <table:table-cell table:style-name="Table73.A1" office:value-type="string">
                            <text:p text:style-name="P73">任何字串。</text:p>
                          </table:table-cell>
                        </table:table-row>
                      </table:table-header-rows>
                    </table:table>
                    <text:p text:style-name="P74"/>
                  </table:table-cell>
                </table:table-row>
              </table:table-header-rows>
              <table:table-row>
                <table:table-cell table:style-name="Table72.A2" office:value-type="string">
                  <text:p text:style-name="P75">reg</text:p>
                  <text:p text:style-name="P76"><text:span text:style-name="T15">-</text:span><text:span text:style-name="T20">提供該組織的正式</text:span><text:span text:style-name="T20">稱號</text:span><text:span text:style-name="T20">。</text:span></text:p>
                  <text:p text:style-name="P77"/>
                  <text:p text:style-name="P72"><text:span text:style-name="T1">屬性值描述</text:span>=</text:p>
                  <table:table table:name="Table74" table:style-name="Table74">
                    <table:table-column table:style-name="Table74.A"/>
                    <table:table-header-rows>
                      <table:table-row>
                        <table:table-cell table:style-name="Table74.A1" office:value-type="string">
                          <text:p text:style-name="P73">任何字串。</text:p>
                        </table:table-cell>
                      </table:table-row>
                    </table:table-header-rows>
                  </table:table>
                  <text:p text:style-name="P74"/>
                </table:table-cell>
              </table:table-row>
            </table:table>
            <text:p text:style-name="P11"/>
          </table:table-cell>
        </table:table-row>
        <table:table-row>
          <table:table-cell table:style-name="Table1.A32" office:value-type="string">
            <text:p text:style-name="P4">&lt;orgType&gt;</text:p>
            <text:p text:style-name="P4">(organization type) </text:p>
            <text:p text:style-name="P4">indicates a part of the organization name which contains information about the organization's structure or function. </text:p>
            <text:p text:style-name="P32">Attributes=</text:p>
            <table:table table:name="Table28" table:style-name="Table28">
              <table:table-column table:style-name="Table28.A"/>
              <table:table-header-rows>
                <table:table-row>
                  <table:table-cell table:style-name="Table28.A1" office:value-type="string">
                    <text:p text:style-name="P45">type</text:p>
                    <text:p text:style-name="P26"><text:span text:style-name="T31">-</text:span><text:span text:style-name="T32">more fully describes the organization type specified in the name component. Possible values include &lt;q&gt;function&lt;/q&gt;, &lt;q&gt;structure&lt;/q&gt;, </text:span><text:span text:style-name="T10">etc.</text:span></text:p>
                    <text:p text:style-name="P46">Value description=</text:p>
                    <table:table table:name="Table29" table:style-name="Table29">
                      <table:table-column table:style-name="Table29.A"/>
                      <table:table-header-rows>
                        <table:table-row>
                          <table:table-cell table:style-name="Table29.A1" office:value-type="string">
                            <text:p text:style-name="P47">any string of characters</text:p>
                          </table:table-cell>
                        </table:table-row>
                      </table:table-header-rows>
                    </table:table>
                    <text:p text:style-name="P33"/>
                  </table:table-cell>
                </table:table-row>
              </table:table-header-rows>
              <table:table-row>
                <table:table-cell table:style-name="Table28.A2" office:value-type="string">
                  <text:p text:style-name="P39">reg</text:p>
                  <text:p text:style-name="P27"><text:span text:style-name="T26">-</text:span><text:span text:style-name="T6">gives a normalized or regularized form of the organization type.</text:span></text:p>
                  <text:p text:style-name="P46">Value description=</text:p>
                  <table:table table:name="Table30" table:style-name="Table30">
                    <table:table-column table:style-name="Table30.A"/>
                    <table:table-header-rows>
                      <table:table-row>
                        <table:table-cell table:style-name="Table30.A1" office:value-type="string">
                          <text:p text:style-name="P47">Any string of characters.</text:p>
                        </table:table-cell>
                      </table:table-row>
                    </table:table-header-rows>
                  </table:table>
                  <text:p text:style-name="P33"/>
                </table:table-cell>
              </table:table-row>
            </table:table>
            <text:p text:style-name="P13"/>
          </table:table-cell>
          <table:table-cell table:style-name="Table1.B32" office:value-type="string">
            <text:p text:style-name="P7">&lt;<text:span text:style-name="T1">組織類型</text:span>&gt;</text:p>
            <text:p text:style-name="P7">(<text:span text:style-name="T1">組織類型</text:span>) </text:p>
            <text:p text:style-name="P35">所包含的組織名稱部份提供該組織的架構或功能相關資訊。</text:p>
            <text:p text:style-name="P7"/>
            <text:p text:style-name="P7"/>
            <text:p text:style-name="P36"><text:span text:style-name="T1">屬性</text:span>=</text:p>
            <table:table table:name="Table75" table:style-name="Table75">
              <table:table-column table:style-name="Table75.A"/>
              <table:table-header-rows>
                <table:table-row>
                  <table:table-cell table:style-name="Table75.A1" office:value-type="string">
                    <text:p text:style-name="P58">類型</text:p>
                    <text:p text:style-name="P43"><text:span text:style-name="T33">-</text:span><text:span text:style-name="T30">更詳細說明該名稱部分所指的組織類型。可用屬性</text:span><text:span text:style-name="T30">值</text:span><text:span text:style-name="T30">包括：&lt;q&gt;</text:span><text:span text:style-name="T30">功能</text:span><text:span text:style-name="T30">&lt;/q&gt;</text:span><text:span text:style-name="T30">、</text:span><text:span text:style-name="T30">&lt;q&gt;</text:span><text:span text:style-name="T30">架構</text:span><text:span text:style-name="T30">&lt;/q&gt;等。</text:span></text:p>
                    <text:p text:style-name="P78"/>
                    <text:p text:style-name="P52"><text:span text:style-name="T1">屬性值描述</text:span>=</text:p>
                    <table:table table:name="Table76" table:style-name="Table76">
                      <table:table-column table:style-name="Table76.A"/>
                      <table:table-header-rows>
                        <table:table-row>
                          <table:table-cell table:style-name="Table76.A1" office:value-type="string">
                            <text:p text:style-name="P53">任何字串。</text:p>
                          </table:table-cell>
                        </table:table-row>
                      </table:table-header-rows>
                    </table:table>
                    <text:p text:style-name="P38"/>
                  </table:table-cell>
                </table:table-row>
              </table:table-header-rows>
              <table:table-row>
                <table:table-cell table:style-name="Table75.A2" office:value-type="string">
                  <text:p text:style-name="P42">reg</text:p>
                  <text:p text:style-name="P37"><text:span text:style-name="T15">-</text:span><text:span text:style-name="T20">提供該組織</text:span><text:span text:style-name="T20">類型</text:span><text:span text:style-name="T20">的正式名稱。</text:span></text:p>
                  <text:p text:style-name="P60"/>
                  <text:p text:style-name="P52"><text:span text:style-name="T1">屬性值描述</text:span>=</text:p>
                  <table:table table:name="Table77" table:style-name="Table77">
                    <table:table-column table:style-name="Table77.A"/>
                    <table:table-header-rows>
                      <table:table-row>
                        <table:table-cell table:style-name="Table77.A1" office:value-type="string">
                          <text:p text:style-name="P53">任何字串。</text:p>
                        </table:table-cell>
                      </table:table-row>
                    </table:table-header-rows>
                  </table:table>
                  <text:p text:style-name="P38"/>
                </table:table-cell>
              </table:table-row>
            </table:table>
            <text:p text:style-name="P11"/>
          </table:table-cell>
        </table:table-row>
        <table:table-row>
          <table:table-cell table:style-name="Table1.A4" office:value-type="string">
            <text:p text:style-name="P4">&lt;particLinks&gt;</text:p>
            <text:p text:style-name="P5"><text:span text:style-name="T2">(</text:span><text:span text:style-name="T3">participant relationships</text:span><text:span text:style-name="T34">)</text:span></text:p>
            <text:p text:style-name="P6"><text:span text:style-name="T2">describes the relationships or social links existing between </text:span>participants in a linguistic interaction.</text:p>
          </table:table-cell>
          <table:table-cell table:style-name="Table1.B4" office:value-type="string">
            <text:p text:style-name="P7">&lt;<text:span text:style-name="T1">參與者關係</text:span>&gt;</text:p>
            <text:p text:style-name="P8"><text:span text:style-name="T2">(</text:span><text:span text:style-name="T35">參與者關係</text:span><text:span text:style-name="T4">)</text:span></text:p>
            <text:p text:style-name="P9">說明一項語言互動中參與者之間的關係或社交關聯。</text:p>
          </table:table-cell>
        </table:table-row>
        <table:table-row>
          <table:table-cell table:style-name="Table1.A4" office:value-type="string">
            <text:p text:style-name="P4">&lt;persEvent&gt;</text:p>
            <text:p text:style-name="P26"><text:span text:style-name="T9">contains a description of a particular event of significance in </text:span><text:span text:style-name="T10">the life of <text:s/>a person.</text:span></text:p>
          </table:table-cell>
          <table:table-cell table:style-name="Table1.B4" office:value-type="string">
            <text:p text:style-name="P7">&lt;個人大<text:span text:style-name="T1">事件</text:span>&gt;</text:p>
            <text:p text:style-name="P9">包含個人生命中具重要意義的事件描述。</text:p>
          </table:table-cell>
        </table:table-row>
        <table:table-row>
          <table:table-cell table:style-name="Table1.A4" office:value-type="string">
            <text:p text:style-name="P4">&lt;persName&gt;</text:p>
            <text:p text:style-name="P4">(personal name) </text:p>
            <text:p text:style-name="P4">contains a proper noun or proper-noun phrase referring to a person, possibly including any or all of the person's forenames, surnames, honorifics, added names, etc. </text:p>
            <text:p text:style-name="P15">Attributes=</text:p>
            <table:table table:name="Table31" table:style-name="Table31">
              <table:table-column table:style-name="Table31.A"/>
              <table:table-header-rows>
                <table:table-row>
                  <table:table-cell table:style-name="Table31.A1" office:value-type="string">
                    <text:p text:style-name="P16">type</text:p>
                    <text:p text:style-name="P27"><text:span text:style-name="T11">-</text:span><text:span text:style-name="T6">describes the personal name more fully using an open-ended list of words or phrases which help to indicate the function, e.g. &lt;q&gt;married name&lt;/q&gt;, &lt;q&gt;maiden name&lt;/q&gt;, &lt;q&gt;pen name&lt;/q&gt;, &lt;q&gt;religious name&lt;/q&gt;, etc.</text:span></text:p>
                    <text:p text:style-name="P17">Value description=</text:p>
                    <table:table table:name="Table32" table:style-name="Table32">
                      <table:table-column table:style-name="Table32.A"/>
                      <table:table-header-rows>
                        <table:table-row>
                          <table:table-cell table:style-name="Table32.A1" office:value-type="string">
                            <text:p text:style-name="P6">Any string of characters.</text:p>
                          </table:table-cell>
                        </table:table-row>
                      </table:table-header-rows>
                    </table:table>
                    <text:p text:style-name="P16"/>
                  </table:table-cell>
                </table:table-row>
              </table:table-header-rows>
            </table:table>
            <text:p text:style-name="P18"/>
          </table:table-cell>
          <table:table-cell table:style-name="Table1.B4" office:value-type="string">
            <text:p text:style-name="P7">&lt;個<text:span text:style-name="T1">人名稱</text:span>&gt;</text:p>
            <text:p text:style-name="P7">(<text:span text:style-name="T1">個人名稱</text:span>) </text:p>
            <text:p text:style-name="P35">包含一個人名，可能是任何或全部屬於該人物的名字、姓氏、敬稱、或附加名等。</text:p>
            <text:p text:style-name="P35"/>
            <text:p text:style-name="P19"><text:span text:style-name="T1">屬性</text:span>=</text:p>
            <table:table table:name="Table78" table:style-name="Table78">
              <table:table-column table:style-name="Table78.A"/>
              <table:table-header-rows>
                <table:table-row>
                  <table:table-cell table:style-name="Table78.A1" office:value-type="string">
                    <text:p text:style-name="P20">類型</text:p>
                    <text:p text:style-name="P37">-<text:span text:style-name="T1">更完整描述個人名稱，利用開放式的詞彙列表來表示該名稱所具有的功能。例如：</text:span><text:span text:style-name="T7">&lt;q&gt;</text:span><text:span text:style-name="T8">冠夫姓</text:span><text:span text:style-name="T7">&lt;/q&gt;</text:span><text:span text:style-name="T8">、</text:span><text:span text:style-name="T7">&lt;q&gt;</text:span><text:span text:style-name="T8">娘家姓</text:span><text:span text:style-name="T7">&lt;/q&gt;</text:span><text:span text:style-name="T8">、</text:span><text:span text:style-name="T7"> &lt;q&gt;</text:span><text:span text:style-name="T8">筆名</text:span><text:span text:style-name="T7">&lt;/q&gt;</text:span><text:span text:style-name="T8">、</text:span><text:span text:style-name="T7">&lt;q&gt;</text:span><text:span text:style-name="T8">教名</text:span><text:span text:style-name="T7">&lt;/q&gt;</text:span><text:span text:style-name="T8">等。</text:span></text:p>
                    <text:p text:style-name="P9"/>
                    <text:p text:style-name="P9"/>
                    <text:p text:style-name="P52"><text:span text:style-name="T1">屬性值描述</text:span>=</text:p>
                    <table:table table:name="Table79" table:style-name="Table79">
                      <table:table-column table:style-name="Table79.A"/>
                      <table:table-header-rows>
                        <table:table-row>
                          <table:table-cell table:style-name="Table79.A1" office:value-type="string">
                            <text:p text:style-name="P53">任何字串。</text:p>
                          </table:table-cell>
                        </table:table-row>
                      </table:table-header-rows>
                    </table:table>
                    <text:p text:style-name="P38"/>
                  </table:table-cell>
                </table:table-row>
              </table:table-header-rows>
            </table:table>
            <text:p text:style-name="P25"/>
          </table:table-cell>
        </table:table-row>
        <table:table-row>
          <table:table-cell table:style-name="Table1.A4" office:value-type="string">
            <text:p text:style-name="P4">&lt;person&gt;</text:p>
            <text:p text:style-name="P4">provides information about an identifiable individual, for example a participant in a language interaction, or a person referred to in a historical source. </text:p>
            <text:p text:style-name="P32">attributes=</text:p>
            <table:table table:name="Table33" table:style-name="Table33">
              <table:table-column table:style-name="Table33.A"/>
              <table:table-header-rows>
                <table:table-row>
                  <table:table-cell table:style-name="Table33.A1" office:value-type="string">
                    <text:p text:style-name="P33">role</text:p>
                    <text:p text:style-name="P33">-<text:span text:style-name="T18">specifies a primary role or classification for the person.</text:span></text:p>
                    <text:p text:style-name="P46">value description=</text:p>
                    <table:table table:name="Table34" table:style-name="Table34">
                      <table:table-column table:style-name="Table34.A"/>
                      <table:table-header-rows>
                        <table:table-row>
                          <table:table-cell table:style-name="Table34.A1" office:value-type="string">
                            <text:p text:style-name="P79">one or more keywords separated by spaces</text:p>
                          </table:table-cell>
                        </table:table-row>
                      </table:table-header-rows>
                    </table:table>
                    <text:p text:style-name="P33"/>
                  </table:table-cell>
                </table:table-row>
              </table:table-header-rows>
              <table:table-row>
                <table:table-cell table:style-name="Table33.A2" office:value-type="string">
                  <text:p text:style-name="P39">sex</text:p>
                  <text:p text:style-name="P48"><text:span text:style-name="T15">-</text:span><text:span text:style-name="T18">specifies the sex of the person.</text:span></text:p>
                </table:table-cell>
              </table:table-row>
              <table:table-row>
                <table:table-cell table:style-name="Table33.A2" office:value-type="string">
                  <text:p text:style-name="P39">age</text:p>
                  <text:p text:style-name="P48"><text:span text:style-name="T15">-</text:span><text:span text:style-name="T18">specifies an age group for the person.</text:span></text:p>
                  <text:p text:style-name="P46">value description=</text:p>
                  <table:table table:name="Table35" table:style-name="Table35">
                    <table:table-column table:style-name="Table35.A"/>
                    <table:table-header-rows>
                      <table:table-row>
                        <table:table-cell table:style-name="Table35.A1" office:value-type="string">
                          <text:p text:style-name="P79">suggested values are to be supplied</text:p>
                        </table:table-cell>
                      </table:table-row>
                    </table:table-header-rows>
                  </table:table>
                  <text:p text:style-name="P33"/>
                </table:table-cell>
              </table:table-row>
            </table:table>
            <text:p text:style-name="P4"/>
          </table:table-cell>
          <table:table-cell table:style-name="Table1.B4" office:value-type="string">
            <text:p text:style-name="P7">&lt;<text:span text:style-name="T1">人物</text:span>&gt;</text:p>
            <text:p text:style-name="P29">提供一個已知人物的相關資料，例如語言互動中的參與者、或是在歷史來源中提及的人物。</text:p>
            <text:p text:style-name="P29"/>
            <text:p text:style-name="P80"><text:span text:style-name="T1">屬性</text:span>=</text:p>
            <table:table table:name="Table80" table:style-name="Table80">
              <table:table-column table:style-name="Table80.A"/>
              <table:table-header-rows>
                <table:table-row>
                  <table:table-cell table:style-name="Table80.A1" office:value-type="string">
                    <text:p text:style-name="P40">角色</text:p>
                    <text:p text:style-name="P38">-<text:span text:style-name="T8">指出該人物的主要角色或分類。</text:span></text:p>
                    <text:p text:style-name="P52"><text:span text:style-name="T1">屬性值描述</text:span>=</text:p>
                    <table:table table:name="Table81" table:style-name="Table81">
                      <table:table-column table:style-name="Table81.A"/>
                      <table:table-header-rows>
                        <table:table-row>
                          <table:table-cell table:style-name="Table81.A1" office:value-type="string">
                            <text:p text:style-name="P81">一個或多個關鍵字，以空白鍵隔開。</text:p>
                          </table:table-cell>
                        </table:table-row>
                      </table:table-header-rows>
                    </table:table>
                    <text:p text:style-name="P38"/>
                  </table:table-cell>
                </table:table-row>
              </table:table-header-rows>
              <table:table-row>
                <table:table-cell table:style-name="Table80.A2" office:value-type="string">
                  <text:p text:style-name="P41">性別</text:p>
                  <text:p text:style-name="P54"><text:span text:style-name="T15">-</text:span><text:span text:style-name="T20">指出該人物的性別。</text:span></text:p>
                </table:table-cell>
              </table:table-row>
              <table:table-row>
                <table:table-cell table:style-name="Table80.A2" office:value-type="string">
                  <text:p text:style-name="P41">年齡</text:p>
                  <text:p text:style-name="P54"><text:span text:style-name="T15">-</text:span><text:span text:style-name="T20">指出該人物所屬的年齡層。</text:span></text:p>
                  <text:p text:style-name="P52"><text:span text:style-name="T1">屬性值描述</text:span>=</text:p>
                  <table:table table:name="Table82" table:style-name="Table82">
                    <table:table-column table:style-name="Table82.A"/>
                    <table:table-header-rows>
                      <table:table-row>
                        <table:table-cell table:style-name="Table82.A1" office:value-type="string">
                          <text:p text:style-name="P81">將提供建議屬性值</text:p>
                        </table:table-cell>
                      </table:table-row>
                    </table:table-header-rows>
                  </table:table>
                  <text:p text:style-name="P38"/>
                </table:table-cell>
              </table:table-row>
            </table:table>
            <text:p text:style-name="P7"/>
          </table:table-cell>
        </table:table-row>
        <table:table-row>
          <table:table-cell table:style-name="Table1.A4" office:value-type="string">
            <text:p text:style-name="P4">&lt;personGrp&gt;</text:p>
            <text:p text:style-name="P4">(personal group) </text:p>
            <text:p text:style-name="P4">describes a group of individuals treated as a single person for analytic purposes. </text:p>
            <text:p text:style-name="P32">attributes=</text:p>
            <table:table table:name="Table36" table:style-name="Table36">
              <table:table-column table:style-name="Table36.A"/>
              <table:table-header-rows>
                <table:table-row>
                  <table:table-cell table:style-name="Table36.A1" office:value-type="string">
                    <text:p text:style-name="P33">role</text:p>
                    <text:p text:style-name="P27"><text:span text:style-name="T26">-</text:span><text:span text:style-name="T6">specifies the role of this group of participants in the interaction.</text:span></text:p>
                    <text:p text:style-name="P46">value description=</text:p>
                    <table:table table:name="Table37" table:style-name="Table37">
                      <table:table-column table:style-name="Table37.A"/>
                      <table:table-header-rows>
                        <table:table-row>
                          <table:table-cell table:style-name="Table37.A1" office:value-type="string">
                            <text:p text:style-name="P79">a set of keywords to be defined</text:p>
                          </table:table-cell>
                        </table:table-row>
                      </table:table-header-rows>
                    </table:table>
                    <text:p text:style-name="P33"/>
                  </table:table-cell>
                </table:table-row>
              </table:table-header-rows>
              <table:table-row>
                <table:table-cell table:style-name="Table36.A2" office:value-type="string">
                  <text:p text:style-name="P39">sex</text:p>
                  <text:p text:style-name="P48"><text:span text:style-name="T15">-</text:span><text:span text:style-name="T18">specifies the sex of the participant group.</text:span></text:p>
                </table:table-cell>
              </table:table-row>
              <table:table-row>
                <table:table-cell table:style-name="Table36.A2" office:value-type="string">
                  <text:p text:style-name="P39">age</text:p>
                  <text:p text:style-name="P48"><text:span text:style-name="T15">-</text:span><text:span text:style-name="T18">specifies the age group of the participants.</text:span></text:p>
                  <text:p text:style-name="P46">value description=</text:p>
                  <table:table table:name="Table38" table:style-name="Table38">
                    <table:table-column table:style-name="Table38.A"/>
                    <table:table-header-rows>
                      <table:table-row>
                        <table:table-cell table:style-name="Table38.A1" office:value-type="string">
                          <text:p text:style-name="P79">suggested values are to be supplied</text:p>
                        </table:table-cell>
                      </table:table-row>
                    </table:table-header-rows>
                  </table:table>
                  <text:p text:style-name="P33"/>
                </table:table-cell>
              </table:table-row>
              <table:table-row>
                <table:table-cell table:style-name="Table36.A2" office:value-type="string">
                  <text:p text:style-name="P39">size</text:p>
                  <text:p text:style-name="P48"><text:span text:style-name="T15">-</text:span>specifies the size or approximate size of the group. </text:p>
                  <text:p text:style-name="P46">value description=</text:p>
                  <table:table table:name="Table39" table:style-name="Table39">
                    <table:table-column table:style-name="Table39.A"/>
                    <table:table-header-rows>
                      <table:table-row>
                        <table:table-cell table:style-name="Table39.A1" office:value-type="string">
                          <text:p text:style-name="P82"><text:span text:style-name="T36">may contain a number and an indication of accuracy, </text:span><text:span text:style-name="T6">e.g. &lt;mentioned&gt;approx 200&lt;/mentioned&gt;</text:span></text:p>
                        </table:table-cell>
                      </table:table-row>
                    </table:table-header-rows>
                  </table:table>
                  <text:p text:style-name="P33"/>
                </table:table-cell>
              </table:table-row>
            </table:table>
            <text:p text:style-name="P4"/>
          </table:table-cell>
          <table:table-cell table:style-name="Table1.B4" office:value-type="string">
            <text:p text:style-name="P7">&lt;<text:span text:style-name="T1">人物團體</text:span>&gt;</text:p>
            <text:p text:style-name="P7">(<text:span text:style-name="T1">人物團體</text:span>) </text:p>
            <text:p text:style-name="P35">描述一個為分析目的而被視為單一個人的團體。</text:p>
            <text:p text:style-name="P35"/>
            <text:p text:style-name="P80"><text:span text:style-name="T1">屬性</text:span>=</text:p>
            <table:table table:name="Table83" table:style-name="Table83">
              <table:table-column table:style-name="Table83.A"/>
              <table:table-header-rows>
                <table:table-row>
                  <table:table-cell table:style-name="Table83.A1" office:value-type="string">
                    <text:p text:style-name="P40">角色</text:p>
                    <text:p text:style-name="P37"><text:span text:style-name="T15">-</text:span><text:span text:style-name="T20">說明該團體在互動中所扮演的角色。</text:span></text:p>
                    <text:p text:style-name="P60"/>
                    <text:p text:style-name="P52"><text:span text:style-name="T1">屬性值描述</text:span>=</text:p>
                    <table:table table:name="Table84" table:style-name="Table84">
                      <table:table-column table:style-name="Table84.A"/>
                      <table:table-header-rows>
                        <table:table-row>
                          <table:table-cell table:style-name="Table84.A1" office:value-type="string">
                            <text:p text:style-name="P81">關鍵字須被定義</text:p>
                          </table:table-cell>
                        </table:table-row>
                      </table:table-header-rows>
                    </table:table>
                    <text:p text:style-name="P38"/>
                  </table:table-cell>
                </table:table-row>
              </table:table-header-rows>
              <table:table-row>
                <table:table-cell table:style-name="Table83.A2" office:value-type="string">
                  <text:p text:style-name="P41">性別</text:p>
                  <text:p text:style-name="P54"><text:span text:style-name="T28">-</text:span><text:span text:style-name="T20">指出該參與團體的性別。</text:span></text:p>
                </table:table-cell>
              </table:table-row>
              <table:table-row>
                <table:table-cell table:style-name="Table83.A2" office:value-type="string">
                  <text:p text:style-name="P41">年齡</text:p>
                  <text:p text:style-name="P54"><text:span text:style-name="T15">-</text:span><text:span text:style-name="T20">指出該參與者所屬的年齡層。</text:span></text:p>
                  <text:p text:style-name="P52"><text:span text:style-name="T1">屬性值描述</text:span>=</text:p>
                  <table:table table:name="Table85" table:style-name="Table85">
                    <table:table-column table:style-name="Table85.A"/>
                    <table:table-header-rows>
                      <table:table-row>
                        <table:table-cell table:style-name="Table85.A1" office:value-type="string">
                          <text:p text:style-name="P81">將提供建議屬性值</text:p>
                        </table:table-cell>
                      </table:table-row>
                    </table:table-header-rows>
                  </table:table>
                  <text:p text:style-name="P38"/>
                </table:table-cell>
              </table:table-row>
              <table:table-row>
                <table:table-cell table:style-name="Table83.A2" office:value-type="string">
                  <text:p text:style-name="P41">大小</text:p>
                  <text:p text:style-name="P54"><text:span text:style-name="T15">-</text:span><text:span text:style-name="T21">提供該團體的(約略)大小。</text:span></text:p>
                  <text:p text:style-name="P41"/>
                  <text:p text:style-name="P52"><text:span text:style-name="T1">屬性值描述</text:span>=</text:p>
                  <table:table table:name="Table86" table:style-name="Table86">
                    <table:table-column table:style-name="Table86.A"/>
                    <table:table-header-rows>
                      <table:table-row>
                        <table:table-cell table:style-name="Table86.A1" office:value-type="string">
                          <text:p text:style-name="P81">可包含數字以及精確度指示。</text:p>
                        </table:table-cell>
                      </table:table-row>
                    </table:table-header-rows>
                  </table:table>
                  <text:p text:style-name="P38"/>
                </table:table-cell>
              </table:table-row>
            </table:table>
            <text:p text:style-name="P7"/>
          </table:table-cell>
        </table:table-row>
        <table:table-row>
          <table:table-cell table:style-name="Table1.A32" office:value-type="string">
            <text:p text:style-name="P4">&lt;persState&gt;</text:p>
            <text:p text:style-name="P26"><text:span text:style-name="T9">contains a description of some ongoing status or quality </text:span><text:span text:style-name="T10">attributed to a person.</text:span></text:p>
          </table:table-cell>
          <table:table-cell table:style-name="Table1.B32" office:value-type="string">
            <text:p text:style-name="P7">&lt;人物<text:span text:style-name="T1">身分地位</text:span>&gt;</text:p>
            <text:p text:style-name="P83"><text:span text:style-name="T14">包含個人的身分現況或社會地位描述。</text:span></text:p>
          </table:table-cell>
        </table:table-row>
        <table:table-row>
          <table:table-cell table:style-name="Table1.A32" office:value-type="string">
            <text:p text:style-name="P4">&lt;persTrait&gt;</text:p>
            <text:p text:style-name="P10">contains a description of a personal or culturally-determined characteristic</text:p>
            <text:p text:style-name="P6">attributed to a person.</text:p>
          </table:table-cell>
          <table:table-cell table:style-name="Table1.B32" office:value-type="string">
            <text:p text:style-name="P7">&lt;<text:span text:style-name="T1">人物特徵</text:span>&gt;</text:p>
            <text:p text:style-name="P57">包含個人本身特徵或文化因素特徵的描述。</text:p>
          </table:table-cell>
        </table:table-row>
        <table:table-row>
          <table:table-cell table:style-name="Table1.A4" office:value-type="string">
            <text:p text:style-name="P4">&lt;placeName&gt;</text:p>
            <text:p text:style-name="P4">(place name) </text:p>
            <text:p text:style-name="P4">contains an absolute or relative place name. </text:p>
          </table:table-cell>
          <table:table-cell table:style-name="Table1.B4" office:value-type="string">
            <text:p text:style-name="P7">&lt;<text:span text:style-name="T1">地方名稱</text:span>&gt;</text:p>
            <text:p text:style-name="P7">(<text:span text:style-name="T1">地方名稱</text:span>) </text:p>
            <text:p text:style-name="P35">包含一個確切位置或相對位置的名稱。</text:p>
          </table:table-cell>
        </table:table-row>
        <table:table-row>
          <table:table-cell table:style-name="Table1.A32" office:value-type="string">
            <text:p text:style-name="P4">&lt;region&gt;</text:p>
            <text:p text:style-name="P4">(region) </text:p>
            <text:p text:style-name="P4">contains the name of an administrative unit such as a state, province, or county, larger than a settlement, but smaller than a country. </text:p>
          </table:table-cell>
          <table:table-cell table:style-name="Table1.B32" office:value-type="string">
            <text:p text:style-name="P7">&lt;<text:span text:style-name="T1">地區</text:span>&gt;</text:p>
            <text:p text:style-name="P7">(<text:span text:style-name="T1">地區</text:span>) </text:p>
            <text:p text:style-name="P35">包含行政單位的名稱，像是州、省、或郡，範圍大於主政區，但小於國家。</text:p>
            <text:p text:style-name="P35"/>
          </table:table-cell>
        </table:table-row>
        <table:table-row>
          <table:table-cell table:style-name="Table1.A32" office:value-type="string">
            <text:p text:style-name="P4">&lt;relation&gt;</text:p>
            <text:p text:style-name="P4">(relationship) </text:p>
            <text:p text:style-name="P4">describes any kind of relationship or linkage amongst a specified group of participants. </text:p>
            <text:p text:style-name="P32">attributes=</text:p>
            <table:table table:name="Table40" table:style-name="Table40">
              <table:table-column table:style-name="Table40.A"/>
              <table:table-header-rows>
                <table:table-row>
                  <table:table-cell table:style-name="Table40.A1" office:value-type="string">
                    <text:p text:style-name="P33">type</text:p>
                    <text:p text:style-name="P27"><text:span text:style-name="T26">-</text:span><text:span text:style-name="T6">categorizes the relationship in some respect, e.g. as social, personal or other.</text:span></text:p>
                    <text:p text:style-name="P46">values=</text:p>
                    <table:table table:name="Table41" table:style-name="Table41">
                      <table:table-column table:style-name="Table41.A"/>
                      <table:table-header-rows>
                        <table:table-row>
                          <table:table-cell table:style-name="Table41.A1" office:value-type="string">
                            <text:p text:style-name="P33">social</text:p>
                            <text:p text:style-name="P33">(relationship concerned with social roles) </text:p>
                          </table:table-cell>
                        </table:table-row>
                      </table:table-header-rows>
                      <table:table-row>
                        <table:table-cell table:style-name="Table41.A2" office:value-type="string">
                          <text:p text:style-name="P33">personal</text:p>
                          <text:p text:style-name="P33">(relationship concerned with personal roles, e.g. kinship, marriage, etc.) </text:p>
                        </table:table-cell>
                      </table:table-row>
                      <table:table-row>
                        <table:table-cell table:style-name="Table41.A2" office:value-type="string">
                          <text:p text:style-name="P33">other</text:p>
                          <text:p text:style-name="P33">(other kinds of relationship) </text:p>
                        </table:table-cell>
                      </table:table-row>
                    </table:table>
                    <text:p text:style-name="P33"/>
                  </table:table-cell>
                </table:table-row>
              </table:table-header-rows>
              <table:table-row>
                <table:table-cell table:style-name="Table40.A2" office:value-type="string">
                  <text:p text:style-name="P39">name </text:p>
                  <text:p text:style-name="P27"><text:span text:style-name="T26">-</text:span><text:span text:style-name="T6">supplies a name for the kind of <text:s/>relationship of which this is an instance.</text:span></text:p>
                  <text:p text:style-name="P84">value description=</text:p>
                  <table:table table:name="Table42" table:style-name="Table42">
                    <table:table-column table:style-name="Table42.A"/>
                    <table:table-header-rows>
                      <table:table-row>
                        <table:table-cell table:style-name="Table42.A1" office:value-type="string">
                          <text:p text:style-name="P79">an open list of <text:span text:style-name="T22">application-dependent </text:span>keywords</text:p>
                        </table:table-cell>
                      </table:table-row>
                    </table:table-header-rows>
                  </table:table>
                  <text:p text:style-name="P39"/>
                </table:table-cell>
              </table:table-row>
              <table:table-row>
                <table:table-cell table:style-name="Table40.A2" office:value-type="string">
                  <text:p text:style-name="P39">active</text:p>
                  <text:p text:style-name="P26"><text:span text:style-name="T26">-</text:span><text:span text:style-name="T10">identifies the &lt;q&gt;active&lt;/q&gt; participants in a non-mutual relationship, or all the participants in a mutual one.</text:span></text:p>
                  <text:p text:style-name="P84">value description=</text:p>
                  <table:table table:name="Table43" table:style-name="Table43">
                    <table:table-column table:style-name="Table43.A"/>
                    <table:table-header-rows>
                      <table:table-row>
                        <table:table-cell table:style-name="Table43.A1" office:value-type="string">
                          <text:p text:style-name="P6">a list of identifier values for participant or participant groups</text:p>
                        </table:table-cell>
                      </table:table-row>
                    </table:table-header-rows>
                  </table:table>
                  <text:p text:style-name="P39"/>
                </table:table-cell>
              </table:table-row>
              <table:table-row>
                <table:table-cell table:style-name="Table40.A2" office:value-type="string">
                  <text:p text:style-name="P39">mutual</text:p>
                  <text:p text:style-name="P48"><text:span text:style-name="T15">-</text:span><text:span text:style-name="T18">supplies a list of participants amongst all of whom the relationship holds equally.</text:span></text:p>
                  <text:p text:style-name="P84">value description=</text:p>
                  <table:table table:name="Table44" table:style-name="Table44">
                    <table:table-column table:style-name="Table44.A"/>
                    <table:table-header-rows>
                      <table:table-row>
                        <table:table-cell table:style-name="Table44.A1" office:value-type="string">
                          <text:p text:style-name="P6">a list of identifier values for participant or participant groups</text:p>
                        </table:table-cell>
                      </table:table-row>
                    </table:table-header-rows>
                  </table:table>
                  <text:p text:style-name="P39"/>
                </table:table-cell>
              </table:table-row>
              <table:table-row>
                <table:table-cell table:style-name="Table40.A2" office:value-type="string">
                  <text:p text:style-name="P39">passive</text:p>
                  <text:p text:style-name="P27"><text:span text:style-name="T26">-</text:span><text:span text:style-name="T6">identifies the &lt;q&gt;passive&lt;/q&gt; participants in a non-mutual relationship.</text:span></text:p>
                  <text:p text:style-name="P84">value description=</text:p>
                  <table:table table:name="Table45" table:style-name="Table45">
                    <table:table-column table:style-name="Table45.A"/>
                    <table:table-header-rows>
                      <table:table-row>
                        <table:table-cell table:style-name="Table45.A1" office:value-type="string">
                          <text:p text:style-name="P6">a list of identifier values for participant or participant groups</text:p>
                        </table:table-cell>
                      </table:table-row>
                    </table:table-header-rows>
                  </table:table>
                  <text:p text:style-name="P39"/>
                </table:table-cell>
              </table:table-row>
            </table:table>
            <text:p text:style-name="P4"/>
          </table:table-cell>
          <table:table-cell table:style-name="Table1.B32" office:value-type="string">
            <text:p text:style-name="P7">&lt;人際<text:span text:style-name="T1">關係</text:span>&gt;</text:p>
            <text:p text:style-name="P7">(人際<text:span text:style-name="T1">關係</text:span>) </text:p>
            <text:p text:style-name="P35">說明特定團體中的相關人物之間的關係或關聯。</text:p>
            <text:p text:style-name="P85"/>
            <text:p text:style-name="P36"><text:span text:style-name="T1">屬性</text:span>=</text:p>
            <table:table table:name="Table87" table:style-name="Table87">
              <table:table-column table:style-name="Table87.A"/>
              <table:table-header-rows>
                <table:table-row>
                  <table:table-cell table:style-name="Table87.A1" office:value-type="string">
                    <text:p text:style-name="P40">類型</text:p>
                    <text:p text:style-name="P86"><text:span text:style-name="T15">-</text:span><text:span text:style-name="T20">將人際關係分類，例如：社交、私交、或其他等。</text:span></text:p>
                    <text:p text:style-name="P87"/>
                    <text:p text:style-name="P88"><text:span text:style-name="T1">屬性值</text:span>=</text:p>
                    <table:table table:name="Table88" table:style-name="Table88">
                      <table:table-column table:style-name="Table88.A"/>
                      <table:table-header-rows>
                        <table:table-row>
                          <table:table-cell table:style-name="Table88.A1" office:value-type="string">
                            <text:p text:style-name="P38">social</text:p>
                            <text:p text:style-name="P38">(<text:span text:style-name="T1">社交生活上的關係</text:span>) </text:p>
                          </table:table-cell>
                        </table:table-row>
                      </table:table-header-rows>
                      <table:table-row>
                        <table:table-cell table:style-name="Table88.A2" office:value-type="string">
                          <text:p text:style-name="P38">personal</text:p>
                          <text:p text:style-name="P38">(<text:span text:style-name="T1">私人生活上的關係，例如：親屬關係、婚姻關係等</text:span>) </text:p>
                        </table:table-cell>
                      </table:table-row>
                      <table:table-row>
                        <table:table-cell table:style-name="Table88.A2" office:value-type="string">
                          <text:p text:style-name="P38">other</text:p>
                          <text:p text:style-name="P38">(<text:span text:style-name="T1">其他關係</text:span>) </text:p>
                        </table:table-cell>
                      </table:table-row>
                    </table:table>
                    <text:p text:style-name="P38"/>
                    <text:p text:style-name="P38"/>
                    <text:p text:style-name="P38"/>
                  </table:table-cell>
                </table:table-row>
              </table:table-header-rows>
              <table:table-row>
                <table:table-cell table:style-name="Table87.A2" office:value-type="string">
                  <text:p text:style-name="P41">名稱</text:p>
                  <text:p text:style-name="P37"><text:span text:style-name="T15">-</text:span><text:span text:style-name="T20">提供關係的確切名稱。</text:span></text:p>
                  <text:p text:style-name="P52"><text:span text:style-name="T1">屬性值描述</text:span>=</text:p>
                  <table:table table:name="Table89" table:style-name="Table89">
                    <table:table-column table:style-name="Table89.A"/>
                    <table:table-header-rows>
                      <table:table-row>
                        <table:table-cell table:style-name="Table89.A1" office:value-type="string">
                          <text:p text:style-name="P81"><text:span text:style-name="T22">application-dependent</text:span>關鍵字的開放性列表</text:p>
                        </table:table-cell>
                      </table:table-row>
                    </table:table-header-rows>
                  </table:table>
                  <text:p text:style-name="P42"/>
                </table:table-cell>
              </table:table-row>
              <table:table-row>
                <table:table-cell table:style-name="Table87.A2" office:value-type="string">
                  <text:p text:style-name="P41">主動</text:p>
                  <text:p text:style-name="P43"><text:span text:style-name="T15">-</text:span><text:span text:style-name="T37">指出非</text:span><text:span text:style-name="T37">共同</text:span><text:span text:style-name="T37">關</text:span><text:span text:style-name="T38">係中的</text:span><text:span text:style-name="T38">&lt;q&gt;主</text:span><text:span text:style-name="T38">動</text:span><text:span text:style-name="T38">&lt;/q&gt;關</text:span><text:span text:style-name="T39">係</text:span><text:span text:style-name="T40">人</text:span><text:span text:style-name="T37">、</text:span><text:span text:style-name="T37">或是共同關係中的所有</text:span><text:span text:style-name="T37">關係人。</text:span></text:p>
                  <text:p text:style-name="P60"/>
                  <text:p text:style-name="P52"><text:span text:style-name="T1">屬性值描述</text:span>=</text:p>
                  <table:table table:name="Table90" table:style-name="Table90">
                    <table:table-column table:style-name="Table90.A"/>
                    <table:table-header-rows>
                      <table:table-row>
                        <table:table-cell table:style-name="Table90.A1" office:value-type="string">
                          <text:p text:style-name="P81">關係人或相關團體的識別值列表。</text:p>
                        </table:table-cell>
                      </table:table-row>
                    </table:table-header-rows>
                  </table:table>
                  <text:p text:style-name="P42"/>
                  <text:p text:style-name="P42"/>
                </table:table-cell>
              </table:table-row>
              <table:table-row>
                <table:table-cell table:style-name="Table87.A2" office:value-type="string">
                  <text:p text:style-name="P41">對等</text:p>
                  <text:p text:style-name="P54"><text:span text:style-name="T15">-</text:span><text:span text:style-name="T20">提供關係對等的</text:span><text:span text:style-name="T20">所有</text:span><text:span text:style-name="T20">關係人列表。</text:span></text:p>
                  <text:p text:style-name="P62"/>
                  <text:p text:style-name="P52"><text:span text:style-name="T1">屬性值描述</text:span>=</text:p>
                  <table:table table:name="Table91" table:style-name="Table91">
                    <table:table-column table:style-name="Table91.A"/>
                    <table:table-header-rows>
                      <table:table-row>
                        <table:table-cell table:style-name="Table91.A1" office:value-type="string">
                          <text:p text:style-name="P81">關係人或相關團體的識別值列表。</text:p>
                        </table:table-cell>
                      </table:table-row>
                    </table:table-header-rows>
                  </table:table>
                  <text:p text:style-name="P42"/>
                  <text:p text:style-name="P42"/>
                </table:table-cell>
              </table:table-row>
              <table:table-row>
                <table:table-cell table:style-name="Table87.A2" office:value-type="string">
                  <text:p text:style-name="P41">被動</text:p>
                  <text:p text:style-name="P37"><text:span text:style-name="T15">-</text:span><text:span text:style-name="T20">指出非</text:span><text:span text:style-name="T20">共同</text:span><text:span text:style-name="T20">關係中的&lt;q&gt;被</text:span><text:span text:style-name="T20">動</text:span><text:span text:style-name="T20">&lt;/q&gt;關係人。</text:span></text:p>
                  <text:p text:style-name="P60"/>
                  <text:p text:style-name="P52"><text:span text:style-name="T1">屬性值描述</text:span>=</text:p>
                  <table:table table:name="Table92" table:style-name="Table92">
                    <table:table-column table:style-name="Table92.A"/>
                    <table:table-header-rows>
                      <table:table-row>
                        <table:table-cell table:style-name="Table92.A1" office:value-type="string">
                          <text:p text:style-name="P81">關係人或相關團體的識別值列表。</text:p>
                        </table:table-cell>
                      </table:table-row>
                    </table:table-header-rows>
                  </table:table>
                  <text:p text:style-name="P42"/>
                </table:table-cell>
              </table:table-row>
            </table:table>
            <text:p text:style-name="P7"/>
          </table:table-cell>
        </table:table-row>
        <table:table-row>
          <table:table-cell table:style-name="Table1.A4" office:value-type="string">
            <text:p text:style-name="P4">&lt;residence&gt;</text:p>
            <text:p text:style-name="P4">(residence) </text:p>
            <text:p text:style-name="P4">describes a person's present or past places of residence. </text:p>
          </table:table-cell>
          <table:table-cell table:style-name="Table1.B4" office:value-type="string">
            <text:p text:style-name="P7">&lt;<text:span text:style-name="T1">住所</text:span>&gt;</text:p>
            <text:p text:style-name="P7">(<text:span text:style-name="T1">住所</text:span>) </text:p>
            <text:p text:style-name="P35">描述個人過去或現在的住所。</text:p>
          </table:table-cell>
        </table:table-row>
        <table:table-row>
          <table:table-cell table:style-name="Table1.A32" office:value-type="string">
            <text:p text:style-name="P4">&lt;roleName&gt;</text:p>
            <text:p text:style-name="P4">(roleName) </text:p>
            <text:p text:style-name="P4">contains a name component which indicates that the referent has a particular role or position in society, such as an official title or rank </text:p>
          </table:table-cell>
          <table:table-cell table:style-name="Table1.B32" office:value-type="string">
            <text:p text:style-name="P7">&lt;<text:span text:style-name="T1">角色名稱</text:span>&gt;</text:p>
            <text:p text:style-name="P7">(<text:span text:style-name="T1">角色名稱</text:span>) </text:p>
            <text:p text:style-name="P35">包含一個身份名稱，代表個人在社會上所扮演的特殊角色或所處地位，像是官方頭銜或地位。</text:p>
          </table:table-cell>
        </table:table-row>
        <table:table-row>
          <table:table-cell table:style-name="Table1.A4" office:value-type="string">
            <text:p text:style-name="P4">&lt;second&gt;</text:p>
            <text:p text:style-name="P4">(second) </text:p>
            <text:p text:style-name="P4">the second component of a structured time-expression. </text:p>
          </table:table-cell>
          <table:table-cell table:style-name="Table1.B4" office:value-type="string">
            <text:p text:style-name="P7">&lt;<text:span text:style-name="T1">秒</text:span>&gt;</text:p>
            <text:p text:style-name="P7">(<text:span text:style-name="T1">秒)</text:span> </text:p>
            <text:p text:style-name="P35">時間表達結構中的秒元素。</text:p>
          </table:table-cell>
        </table:table-row>
        <table:table-row>
          <table:table-cell table:style-name="Table1.A32" office:value-type="string">
            <text:p text:style-name="P4">&lt;settlement&gt;</text:p>
            <text:p text:style-name="P4">contains the name of a settlement such as a city, town, or village identified as a single geo-political or administrative unit. </text:p>
          </table:table-cell>
          <table:table-cell table:style-name="Table1.B32" office:value-type="string">
            <text:p text:style-name="P7">&lt;主<text:span text:style-name="T1">行政區</text:span>&gt;</text:p>
            <text:p text:style-name="P35">包含主行政區的名稱，像是城市、鄉鎮、村莊等單一地理政治或行政單位。</text:p>
          </table:table-cell>
        </table:table-row>
        <table:table-row>
          <table:table-cell table:style-name="Table1.A4" office:value-type="string">
            <text:p text:style-name="P4">&lt;sex&gt;</text:p>
            <text:p text:style-name="P4">specifies the sex of a person. </text:p>
          </table:table-cell>
          <table:table-cell table:style-name="Table1.B4" office:value-type="string">
            <text:p text:style-name="P7"><text:span text:style-name="T1">&lt;性別</text:span>&gt;</text:p>
            <text:p text:style-name="P35">指明個人性別。</text:p>
          </table:table-cell>
        </table:table-row>
        <table:table-row>
          <table:table-cell table:style-name="Table1.A32" office:value-type="string">
            <text:p text:style-name="P89">&lt;socecStatus&gt;</text:p>
            <text:p text:style-name="P89">(socio-economic status) </text:p>
            <text:p text:style-name="P89">contains an informal description of a person's perceived social or economic status. </text:p>
            <text:p text:style-name="P90">attributes=</text:p>
            <table:table table:name="Table46" table:style-name="Table46">
              <table:table-column table:style-name="Table46.A"/>
              <table:table-header-rows>
                <table:table-row>
                  <table:table-cell table:style-name="Table46.A1" office:value-type="string">
                    <text:p text:style-name="P91">scheme </text:p>
                    <text:p text:style-name="P33"><text:span text:style-name="T6">-</text:span>identifies the classification system or taxonomy in use. </text:p>
                    <text:p text:style-name="P46">value description=</text:p>
                    <table:table table:name="Table47" table:style-name="Table47">
                      <table:table-column table:style-name="Table47.A"/>
                      <table:table-header-rows>
                        <table:table-row>
                          <table:table-cell table:style-name="Table47.A1" office:value-type="string">
                            <text:p text:style-name="P92">Must identify a &lt;gi&gt;taxonomy&lt;/gi&gt; element</text:p>
                          </table:table-cell>
                        </table:table-row>
                      </table:table-header-rows>
                    </table:table>
                    <text:p text:style-name="P33"/>
                  </table:table-cell>
                </table:table-row>
              </table:table-header-rows>
              <table:table-row>
                <table:table-cell table:style-name="Table46.A2" office:value-type="string">
                  <text:p text:style-name="P93">code </text:p>
                  <text:p text:style-name="P93">-identifies a status code defined within the</text:p>
                  <text:p text:style-name="P94">classification system or taxonomy defined by the &lt;att&gt;source&lt;/att&gt; attribute.</text:p>
                  <text:p text:style-name="P46">value description=</text:p>
                  <table:table table:name="Table48" table:style-name="Table48">
                    <table:table-column table:style-name="Table48.A"/>
                    <table:table-header-rows>
                      <table:table-row>
                        <table:table-cell table:style-name="Table48.A1" office:value-type="string">
                          <text:p text:style-name="P92">Must identify a &lt;gi&gt;category&lt;/gi&gt; element</text:p>
                        </table:table-cell>
                      </table:table-row>
                    </table:table-header-rows>
                  </table:table>
                  <text:p text:style-name="P33"/>
                </table:table-cell>
              </table:table-row>
            </table:table>
            <text:p text:style-name="P95"/>
          </table:table-cell>
          <table:table-cell table:style-name="Table1.B32" office:value-type="string">
            <text:p text:style-name="P96">&lt;<text:span text:style-name="T1">社經地位</text:span>&gt;</text:p>
            <text:p text:style-name="P96">(<text:span text:style-name="T1">社會經濟地位</text:span>) </text:p>
            <text:p text:style-name="P97">包含個人的社會或經濟地位的非正式描述。</text:p>
            <text:p text:style-name="P97"/>
            <text:p text:style-name="P98"><text:span text:style-name="T1">屬性</text:span>=</text:p>
            <table:table table:name="Table93" table:style-name="Table93">
              <table:table-column table:style-name="Table93.A"/>
              <table:table-header-rows>
                <table:table-row>
                  <table:table-cell table:style-name="Table93.A1" office:value-type="string">
                    <text:p text:style-name="P40">架構</text:p>
                    <text:p text:style-name="P38"><text:span text:style-name="T7">-</text:span><text:span text:style-name="T8">指出所使用的分類系統或分類法。</text:span></text:p>
                    <text:p text:style-name="P88"><text:span text:style-name="T1">屬性值描述</text:span>=</text:p>
                    <table:table table:name="Table94" table:style-name="Table94">
                      <table:table-column table:style-name="Table94.A"/>
                      <table:table-header-rows>
                        <table:table-row>
                          <table:table-cell table:style-name="Table94.A1" office:value-type="string">
                            <text:p text:style-name="P53">必須確認元素&lt;gi&gt;分類法&lt;/gi&gt;</text:p>
                          </table:table-cell>
                        </table:table-row>
                      </table:table-header-rows>
                    </table:table>
                    <text:p text:style-name="P38"/>
                  </table:table-cell>
                </table:table-row>
              </table:table-header-rows>
              <table:table-row>
                <table:table-cell table:style-name="Table93.A2" office:value-type="string">
                  <text:p text:style-name="P41">代號</text:p>
                  <text:p text:style-name="P54"><text:span text:style-name="T15">-所標明的地位</text:span><text:span text:style-name="T21">代號被定義在由屬性&lt;att&gt;source&lt;/att&gt;所規定的分類系統或分類法當中。</text:span><text:span text:style-name="T15"> </text:span></text:p>
                  <text:p text:style-name="P42"/>
                  <text:p text:style-name="P52"><text:span text:style-name="T1">屬性值描述</text:span>=</text:p>
                  <table:table table:name="Table95" table:style-name="Table95">
                    <table:table-column table:style-name="Table95.A"/>
                    <table:table-header-rows>
                      <table:table-row>
                        <table:table-cell table:style-name="Table95.A1" office:value-type="string">
                          <text:p text:style-name="P53">必須確認元素&lt;gi&gt;類目&lt;/gi&gt;</text:p>
                        </table:table-cell>
                      </table:table-row>
                    </table:table-header-rows>
                  </table:table>
                  <text:p text:style-name="P38"/>
                </table:table-cell>
              </table:table-row>
            </table:table>
            <text:p text:style-name="P99"/>
          </table:table-cell>
        </table:table-row>
        <table:table-row>
          <table:table-cell table:style-name="Table1.A32" office:value-type="string">
            <text:p text:style-name="P4">&lt;surname&gt;</text:p>
            <text:p text:style-name="P4">(surname) </text:p>
            <text:p text:style-name="P4">contains a family (inherited) name, as opposed to a given, baptismal, or nick name. </text:p>
          </table:table-cell>
          <table:table-cell table:style-name="Table1.B32" office:value-type="string">
            <text:p text:style-name="P7">&lt;<text:span text:style-name="T1">姓氏</text:span>&gt;</text:p>
            <text:p text:style-name="P7">(<text:span text:style-name="T1">姓氏</text:span>) </text:p>
            <text:p text:style-name="P35">包含一個家族姓氏，並非名字、教名、或綽號。</text:p>
            <text:p text:style-name="P35"/>
          </table:table-cell>
        </table:table-row>
        <table:table-row>
          <table:table-cell table:style-name="Table1.A4" office:value-type="string">
            <text:p text:style-name="P4">&lt;week&gt;</text:p>
            <text:p text:style-name="P4">(week) </text:p>
            <text:p text:style-name="P4">the week component of a structured date. </text:p>
          </table:table-cell>
          <table:table-cell table:style-name="Table1.B4" office:value-type="string">
            <text:p text:style-name="P7">&lt;<text:span text:style-name="T1">週</text:span>&gt;</text:p>
            <text:p text:style-name="P7">(<text:span text:style-name="T1">週</text:span>) </text:p>
            <text:p text:style-name="P7"><text:span text:style-name="T13">完整日期結構中的週元素。</text:span> </text:p>
          </table:table-cell>
        </table:table-row>
        <table:table-row>
          <table:table-cell table:style-name="Table1.A4" office:value-type="string">
            <text:p text:style-name="P4">&lt;year&gt;</text:p>
            <text:p text:style-name="P4">(year) </text:p>
            <text:p text:style-name="P4">the year component of a date. </text:p>
          </table:table-cell>
          <table:table-cell table:style-name="Table1.B4" office:value-type="string">
            <text:p text:style-name="P7">&lt;<text:span text:style-name="T1">年</text:span>&gt;</text:p>
            <text:p text:style-name="P7">(<text:span text:style-name="T1">年</text:span>) </text:p>
            <text:p text:style-name="P7"><text:span text:style-name="T13">日期中的年元素。</text:span> </text:p>
          </table:table-cell>
        </table:table-row>
        <table:table-row>
          <table:table-cell table:style-name="Table1.A4" office:value-type="string">
            <text:p text:style-name="P4">&lt;&gt;</text:p>
          </table:table-cell>
          <table:table-cell table:style-name="Table1.B4" office:value-type="string">
            <text:p text:style-name="P7">&lt;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Serif" svg:font-family="SansSerif"/>
    <style:font-face style:name="Tahoma1" svg:font-family="Tahoma"/>
    <style:font-face style:name="Courier New" svg:font-family="'Courier New'" style:font-family-generic="modern" style:font-pitch="fixed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Weining</meta:initial-creator>
    <meta:creation-date>2006-10-15T21:42:12</meta:creation-date>
    <dc:creator>Weining</dc:creator>
    <dc:date>2007-05-12T17:03:56</dc:date>
    <dc:language>en-US</dc:language>
    <meta:editing-cycles>135</meta:editing-cycles>
    <meta:editing-duration>PT16H43M34S</meta:editing-duration>
    <meta:user-defined meta:name="Info 1"/>
    <meta:user-defined meta:name="Info 2"/>
    <meta:user-defined meta:name="Info 3"/>
    <meta:user-defined meta:name="Info 4"/>
    <meta:document-statistic meta:table-count="95" meta:image-count="0" meta:object-count="0" meta:page-count="1" meta:paragraph-count="589" meta:word-count="3193" meta:character-count="14621"/>
  </office:meta>
</office:document-meta>
</file>